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C00000032DE9E54F19326D66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c05046" draw:stroke-linejoin="round" svg:stroke-linecap="round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5cm" svg:stroke-color="#0070c0" draw:stroke-linejoin="round" svg:stroke-linecap="round" draw:fill="none" fo:padding-top="0.025cm" fo:padding-bottom="0.025cm" fo:padding-left="0.025cm" fo:padding-right="0.025cm"/>
    </style:style>
    <style:style style:name="gr3" style:family="graphic" style:parent-style-name="standard">
      <style:graphic-properties draw:stroke="solid" svg:stroke-width="0.05cm" svg:stroke-color="#000000" draw:stroke-linejoin="round" svg:stroke-linecap="round" draw:fill="none" fo:padding-top="0.025cm" fo:padding-bottom="0.025cm" fo:padding-left="0.025cm" fo:padding-right="0.025cm"/>
    </style:style>
    <style:style style:name="gr4" style:family="graphic" style:parent-style-name="standard">
      <style:graphic-properties draw:stroke="solid" svg:stroke-width="0.05cm" svg:stroke-color="#a6a6a6" draw:stroke-linejoin="round" svg:stroke-linecap="round" draw:fill="none" fo:padding-top="0.025cm" fo:padding-bottom="0.025cm" fo:padding-left="0.025cm" fo:padding-right="0.025cm"/>
    </style:style>
    <style:style style:name="gr5" style:family="graphic" style:parent-style-name="standard">
      <style:graphic-properties draw:stroke="none" draw:fill="solid" draw:fill-color="#ffff00"/>
    </style:style>
    <style:style style:name="gr6" style:family="graphic" style:parent-style-name="standard">
      <style:graphic-properties draw:stroke="solid" svg:stroke-width="0.012cm" svg:stroke-color="#000000" draw:stroke-linejoin="round" svg:stroke-linecap="round" draw:fill="none" fo:padding-top="0.006cm" fo:padding-bottom="0.006cm" fo:padding-left="0.006cm" fo:padding-right="0.006cm"/>
    </style:style>
    <style:style style:name="gr7" style:family="graphic" style:parent-style-name="standard">
      <style:graphic-properties draw:stroke="none" draw:fill="solid" draw:fill-color="#92d050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198cm" fo:min-width="0.19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164cm" fo:min-width="0.16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eef2f7"/>
    </style:style>
    <style:style style:name="gr12" style:family="graphic" style:parent-style-name="standard">
      <style:graphic-properties draw:stroke="solid" svg:stroke-width="0.021cm" svg:stroke-color="#000000" draw:stroke-linejoin="round" svg:stroke-linecap="round" draw:fill="none" fo:padding-top="0.01cm" fo:padding-bottom="0.01cm" fo:padding-left="0.01cm" fo:padding-right="0.01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95cm" fo:min-width="0.29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147cm" fo:min-width="0.14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000000"/>
    </style:style>
    <style:style style:name="gr16" style:family="graphic" style:parent-style-name="standard">
      <style:graphic-properties draw:stroke="solid" svg:stroke-width="0.021cm" svg:stroke-color="#ff0000" draw:stroke-linejoin="round" svg:stroke-linecap="round" draw:fill="none" fo:padding-top="0.01cm" fo:padding-bottom="0.01cm" fo:padding-left="0.01cm" fo:padding-right="0.01cm"/>
    </style:style>
    <style:style style:name="gr17" style:family="graphic" style:parent-style-name="standard">
      <style:graphic-properties draw:stroke="solid" svg:stroke-width="0.021cm" svg:stroke-color="#f59d56" draw:stroke-linejoin="round" svg:stroke-linecap="round" draw:fill="none" fo:padding-top="0.01cm" fo:padding-bottom="0.01cm" fo:padding-left="0.01cm" fo:padding-right="0.01cm"/>
    </style:style>
    <style:style style:name="gr18" style:family="graphic" style:parent-style-name="standard">
      <style:graphic-properties draw:stroke="solid" svg:stroke-width="0.021cm" svg:stroke-color="#ffff00" draw:stroke-linejoin="round" svg:stroke-linecap="round" draw:fill="none" fo:padding-top="0.01cm" fo:padding-bottom="0.01cm" fo:padding-left="0.01cm" fo:padding-right="0.01cm"/>
    </style:style>
    <style:style style:name="gr19" style:family="graphic" style:parent-style-name="standard">
      <style:graphic-properties draw:stroke="solid" svg:stroke-width="0.021cm" svg:stroke-color="#00b050" draw:stroke-linejoin="round" svg:stroke-linecap="round" draw:fill="none" fo:padding-top="0.01cm" fo:padding-bottom="0.01cm" fo:padding-left="0.01cm" fo:padding-right="0.01cm"/>
    </style:style>
    <style:style style:name="gr20" style:family="graphic" style:parent-style-name="standard">
      <style:graphic-properties draw:stroke="solid" svg:stroke-width="0.021cm" svg:stroke-color="#0070c0" draw:stroke-linejoin="round" svg:stroke-linecap="round" draw:fill="none" fo:padding-top="0.01cm" fo:padding-bottom="0.01cm" fo:padding-left="0.01cm" fo:padding-right="0.01cm"/>
    </style:style>
    <style:style style:name="gr21" style:family="graphic" style:parent-style-name="standard">
      <style:graphic-properties draw:stroke="solid" svg:stroke-width="0.021cm" svg:stroke-color="#c05046" draw:stroke-linejoin="round" svg:stroke-linecap="round" draw:fill="none" fo:padding-top="0.01cm" fo:padding-bottom="0.01cm" fo:padding-left="0.01cm" fo:padding-right="0.01cm"/>
    </style:style>
    <style:style style:name="gr22" style:family="graphic" style:parent-style-name="standard">
      <style:graphic-properties draw:stroke="solid" svg:stroke-width="0.165cm" svg:stroke-color="#a6a6a6" draw:stroke-linejoin="round" svg:stroke-linecap="round" draw:fill="none" fo:padding-top="0.082cm" fo:padding-bottom="0.082cm" fo:padding-left="0.082cm" fo:padding-right="0.082cm"/>
    </style:style>
    <style:style style:name="gr23" style:family="graphic" style:parent-style-name="standard">
      <style:graphic-properties draw:stroke="solid" svg:stroke-width="0.012cm" svg:stroke-color="#a6a6a6" draw:stroke-linejoin="round" svg:stroke-linecap="round" draw:fill="none" fo:padding-top="0.006cm" fo:padding-bottom="0.006cm" fo:padding-left="0.006cm" fo:padding-right="0.006cm"/>
    </style:style>
    <style:style style:name="gr24" style:family="graphic" style:parent-style-name="standard">
      <style:graphic-properties draw:stroke="solid" svg:stroke-width="0.033cm" svg:stroke-color="#000000" draw:stroke-linejoin="round" svg:stroke-linecap="round" draw:fill="none" fo:padding-top="0.016cm" fo:padding-bottom="0.016cm" fo:padding-left="0.016cm" fo:padding-right="0.016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00"/>
    </style:style>
    <style:style style:name="P3" style:family="paragraph">
      <loext:graphic-properties draw:fill="solid" draw:fill-color="#92d050"/>
    </style:style>
    <style:style style:name="P4" style:family="paragraph">
      <loext:graphic-properties draw:fill="solid" draw:fill-color="#ffffff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5.69999980926514pt" style:font-size-asian="5.69999980926514pt" style:font-size-complex="5.69999980926514pt"/>
    </style:style>
    <style:style style:name="P7" style:family="paragraph">
      <loext:graphic-properties draw:fill="none"/>
      <style:text-properties fo:font-size="4.69999980926514pt" style:font-size-asian="4.69999980926514pt" style:font-size-complex="4.69999980926514pt"/>
    </style:style>
    <style:style style:name="P8" style:family="paragraph">
      <loext:graphic-properties draw:fill="solid" draw:fill-color="#eef2f7"/>
    </style:style>
    <style:style style:name="P9" style:family="paragraph">
      <loext:graphic-properties draw:fill="none"/>
      <style:text-properties fo:font-size="8.39999961853027pt" style:font-size-asian="8.39999961853027pt" style:font-size-complex="8.39999961853027pt"/>
    </style:style>
    <style:style style:name="P10" style:family="paragraph">
      <loext:graphic-properties draw:fill="none"/>
      <style:text-properties fo:font-size="4.19999980926514pt" style:font-size-asian="4.19999980926514pt" style:font-size-complex="4.19999980926514pt"/>
    </style:style>
    <style:style style:name="P11" style:family="paragraph">
      <loext:graphic-properties draw:fill="solid" draw:fill-color="#000000"/>
    </style:style>
    <style:style style:name="T1" style:family="text">
      <style:text-properties fo:color="#000000" style:font-name="Arial1" fo:font-size="5.69999980926514pt" style:font-size-asian="5.69999980926514pt" style:font-name-complex="Arial1" style:font-size-complex="5.69999980926514pt"/>
    </style:style>
    <style:style style:name="T2" style:family="text">
      <style:text-properties fo:color="#000000" style:font-name="Arial1" fo:font-size="4.69999980926514pt" style:font-size-asian="4.69999980926514pt" style:font-name-complex="Arial1" style:font-size-complex="4.69999980926514pt"/>
    </style:style>
    <style:style style:name="T3" style:family="text">
      <style:text-properties fo:color="#000000" style:font-name="Arial1" fo:font-size="8.39999961853027pt" style:font-size-asian="8.39999961853027pt" style:font-name-complex="Arial1" style:font-size-complex="8.39999961853027pt"/>
    </style:style>
    <style:style style:name="T4" style:family="text">
      <style:text-properties fo:color="#000000" style:font-name="Arial1" fo:font-size="4.19999980926514pt" style:font-size-asian="4.19999980926514pt" style:font-name-complex="Arial1" style:font-size-complex="4.1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line draw:style-name="gr1" draw:text-style-name="P1" draw:layer="layout" svg:width="0.703cm" svg:height="5.165cm" svg:x="22.457cm" svg:y="4.643cm" svg:viewBox="0 0 704 5166" draw:points="0,0 0,5166 704,5166">
          <text:p/>
        </draw:polyline>
        <draw:polyline draw:style-name="gr2" draw:text-style-name="P1" draw:layer="layout" svg:width="0.47cm" svg:height="5.63cm" svg:x="22.69cm" svg:y="6.053cm" svg:viewBox="0 0 471 5631" draw:points="0,0 0,5631 471,5631">
          <text:p/>
        </draw:polyline>
        <draw:polyline draw:style-name="gr3" draw:text-style-name="P1" draw:layer="layout" svg:width="0.232cm" svg:height="0.466cm" svg:x="25.273cm" svg:y="9.808cm" svg:viewBox="0 0 233 467" draw:points="0,0 233,0 233,467 0,467">
          <text:p/>
        </draw:polyline>
        <draw:polyline draw:style-name="gr4" draw:text-style-name="P1" draw:layer="layout" svg:width="13.373cm" svg:height="1.406cm" svg:x="9.787cm" svg:y="6.053cm" svg:viewBox="0 0 13374 1407" draw:points="0,0 0,704 11998,704 11998,1407 13374,1407">
          <text:p/>
        </draw:polyline>
        <draw:polyline draw:style-name="gr3" draw:text-style-name="P1" draw:layer="layout" svg:width="14.313cm" svg:height="0.936cm" svg:x="8.847cm" svg:y="6.053cm" svg:viewBox="0 0 14314 937" draw:points="0,0 0,471 13163,471 13163,937 14314,937">
          <text:p/>
        </draw:polyline>
        <draw:polyline draw:style-name="gr1" draw:text-style-name="P1" draw:layer="layout" svg:width="15.248cm" svg:height="0.47cm" svg:x="7.912cm" svg:y="6.053cm" svg:viewBox="0 0 15249 471" draw:points="0,0 0,233 14325,233 14325,471 15249,471">
          <text:p/>
        </draw:polyline>
        <draw:polyline draw:style-name="gr1" draw:text-style-name="P1" draw:layer="layout" svg:width="15.248cm" svg:height="3.048cm" svg:x="7.912cm" svg:y="1.595cm" svg:viewBox="0 0 15249 3049" draw:points="0,830 0,0 14545,0 14545,3049 15249,3049">
          <text:p/>
        </draw:polyline>
        <draw:polyline draw:style-name="gr3" draw:text-style-name="P1" draw:layer="layout" svg:width="14.313cm" svg:height="3.285cm" svg:x="8.847cm" svg:y="1.828cm" svg:viewBox="0 0 14314 3286" draw:points="0,470 0,0 13374,0 13374,3286 14314,3286">
          <text:p/>
        </draw:polyline>
        <draw:polyline draw:style-name="gr4" draw:text-style-name="P1" draw:layer="layout" svg:width="13.373cm" svg:height="3.518cm" svg:x="9.787cm" svg:y="2.065cm" svg:viewBox="0 0 13374 3519" draw:points="0,233 0,0 12201,0 12201,3519 13374,3519">
          <text:p/>
        </draw:polyline>
        <draw:polygon draw:style-name="gr5" draw:text-style-name="P2" draw:layer="layout" svg:width="2.113cm" svg:height="0.237cm" svg:x="23.16cm" svg:y="3.471cm" svg:viewBox="0 0 2114 238" draw:points="0,0 2114,0 2114,238 0,238">
          <text:p/>
        </draw:polygon>
        <draw:polygon draw:style-name="gr6" draw:text-style-name="P1" draw:layer="layout" svg:width="2.113cm" svg:height="0.237cm" svg:x="23.16cm" svg:y="3.471cm" svg:viewBox="0 0 2114 238" draw:points="0,238 2114,238 2114,0 0,0">
          <text:p/>
        </draw:polygon>
        <draw:polygon draw:style-name="gr7" draw:text-style-name="P3" draw:layer="layout" svg:width="2.113cm" svg:height="0.233cm" svg:x="23.16cm" svg:y="3.708cm" svg:viewBox="0 0 2114 234" draw:points="0,0 2114,0 2114,234 0,234">
          <text:p/>
        </draw:polygon>
        <draw:polygon draw:style-name="gr8" draw:text-style-name="P4" draw:layer="layout" svg:width="4.928cm" svg:height="0.47cm" svg:x="23.393cm" svg:y="19.189cm" svg:viewBox="0 0 4929 471" draw:points="0,0 4929,0 4929,471 0,471">
          <text:p/>
        </draw:polygon>
        <draw:polygon draw:style-name="gr6" draw:text-style-name="P1" draw:layer="layout" svg:width="4.928cm" svg:height="0.47cm" svg:x="23.393cm" svg:y="19.189cm" svg:viewBox="0 0 4929 471" draw:points="0,471 4929,471 4929,0 0,0">
          <text:p/>
        </draw:polygon>
        <draw:polygon draw:style-name="gr8" draw:text-style-name="P4" draw:layer="layout" svg:width="3.286cm" svg:height="0.465cm" svg:x="25.035cm" svg:y="18.724cm" svg:viewBox="0 0 3287 466" draw:points="0,0 3287,0 3287,466 0,466">
          <text:p/>
        </draw:polygon>
        <draw:polygon draw:style-name="gr6" draw:text-style-name="P1" draw:layer="layout" svg:width="3.286cm" svg:height="0.465cm" svg:x="25.035cm" svg:y="18.724cm" svg:viewBox="0 0 3287 466" draw:points="0,466 3287,466 3287,0 0,0">
          <text:p/>
        </draw:polygon>
        <draw:frame draw:style-name="gr9" draw:text-style-name="P6" draw:layer="layout" svg:width="2.627cm" svg:height="0.225cm" svg:x="24.455cm" svg:y="19.302cm">
          <draw:text-box>
            <text:p text:style-name="P5"><text:span text:style-name="T1">NodeOven interne bekabeling</text:span></text:p>
          </draw:text-box>
        </draw:frame>
        <draw:frame draw:style-name="gr10" draw:text-style-name="P7" draw:layer="layout" svg:width="3.042cm" svg:height="0.183cm" svg:x="25.103cm" svg:y="18.757cm">
          <draw:text-box>
            <text:p text:style-name="P5"><text:span text:style-name="T2">Filename: NodeOven interne bekabeling </text:span></text:p>
          </draw:text-box>
        </draw:frame>
        <draw:polygon draw:style-name="gr8" draw:text-style-name="P4" draw:layer="layout" svg:width="1.88cm" svg:height="0.47cm" svg:x="23.393cm" svg:y="19.659cm" svg:viewBox="0 0 1881 471" draw:points="0,0 1881,0 1881,471 0,471">
          <text:p/>
        </draw:polygon>
        <draw:polygon draw:style-name="gr6" draw:text-style-name="P1" draw:layer="layout" svg:width="1.88cm" svg:height="0.47cm" svg:x="23.393cm" svg:y="19.659cm" svg:viewBox="0 0 1881 471" draw:points="0,471 1881,471 1881,0 0,0">
          <text:p/>
        </draw:polygon>
        <draw:frame draw:style-name="gr10" draw:text-style-name="P7" draw:layer="layout" svg:width="1.446cm" svg:height="0.183cm" svg:x="25.103cm" svg:y="18.956cm">
          <draw:text-box>
            <text:p text:style-name="P5"><text:span text:style-name="T2">V0.1 20200809.vsd</text:span></text:p>
          </draw:text-box>
        </draw:frame>
        <draw:polygon draw:style-name="gr8" draw:text-style-name="P4" draw:layer="layout" svg:width="0.936cm" svg:height="0.47cm" svg:x="27.385cm" svg:y="19.659cm" svg:viewBox="0 0 937 471" draw:points="0,0 937,0 937,471 0,471">
          <text:p/>
        </draw:polygon>
        <draw:polygon draw:style-name="gr6" draw:text-style-name="P1" draw:layer="layout" svg:width="0.936cm" svg:height="0.47cm" svg:x="27.385cm" svg:y="19.659cm" svg:viewBox="0 0 937 471" draw:points="0,471 937,471 937,0 0,0">
          <text:p/>
        </draw:polygon>
        <draw:frame draw:style-name="gr10" draw:text-style-name="P7" draw:layer="layout" svg:width="1.115cm" svg:height="0.183cm" svg:x="23.461cm" svg:y="19.794cm">
          <draw:text-box>
            <text:p text:style-name="P5"><text:span text:style-name="T2">Date: 09-08-20</text:span></text:p>
          </draw:text-box>
        </draw:frame>
        <draw:frame draw:style-name="gr10" draw:text-style-name="P7" draw:layer="layout" svg:width="0.438cm" svg:height="0.183cm" svg:x="27.626cm" svg:y="19.692cm">
          <draw:text-box>
            <text:p text:style-name="P5"><text:span text:style-name="T2">Page:</text:span></text:p>
          </draw:text-box>
        </draw:frame>
        <draw:polygon draw:style-name="gr8" draw:text-style-name="P4" draw:layer="layout" svg:width="1.642cm" svg:height="0.465cm" svg:x="23.393cm" svg:y="18.724cm" svg:viewBox="0 0 1643 466" draw:points="0,0 1643,0 1643,466 0,466">
          <text:p/>
        </draw:polygon>
        <draw:polygon draw:style-name="gr6" draw:text-style-name="P1" draw:layer="layout" svg:width="1.642cm" svg:height="0.465cm" svg:x="23.393cm" svg:y="18.724cm" svg:viewBox="0 0 1643 466" draw:points="0,466 1643,466 1643,0 0,0">
          <text:p/>
        </draw:polygon>
        <draw:frame draw:style-name="gr10" draw:text-style-name="P7" draw:layer="layout" svg:width="0.235cm" svg:height="0.183cm" svg:x="27.757cm" svg:y="19.891cm">
          <draw:text-box>
            <text:p text:style-name="P5"><text:span text:style-name="T2">1/1</text:span></text:p>
          </draw:text-box>
        </draw:frame>
        <draw:frame draw:style-name="gr10" draw:text-style-name="P7" draw:layer="layout" svg:width="0.751cm" svg:height="0.183cm" svg:x="23.461cm" svg:y="18.757cm">
          <draw:text-box>
            <text:p text:style-name="P5"><text:span text:style-name="T2">Drawn by:</text:span></text:p>
          </draw:text-box>
        </draw:frame>
        <draw:polygon draw:style-name="gr8" draw:text-style-name="P4" draw:layer="layout" svg:width="1.177cm" svg:height="0.47cm" svg:x="26.208cm" svg:y="19.659cm" svg:viewBox="0 0 1178 471" draw:points="0,0 1178,0 1178,471 0,471">
          <text:p/>
        </draw:polygon>
        <draw:polygon draw:style-name="gr6" draw:text-style-name="P1" draw:layer="layout" svg:width="1.177cm" svg:height="0.47cm" svg:x="26.208cm" svg:y="19.659cm" svg:viewBox="0 0 1178 471" draw:points="0,471 1178,471 1178,0 0,0">
          <text:p/>
        </draw:polygon>
        <draw:frame draw:style-name="gr10" draw:text-style-name="P7" draw:layer="layout" svg:width="1.111cm" svg:height="0.183cm" svg:x="23.461cm" svg:y="18.956cm">
          <draw:text-box>
            <text:p text:style-name="P5"><text:span text:style-name="T2">Hans Beerman</text:span></text:p>
          </draw:text-box>
        </draw:frame>
        <draw:frame draw:style-name="gr10" draw:text-style-name="P7" draw:layer="layout" svg:width="0.523cm" svg:height="0.183cm" svg:x="26.513cm" svg:y="19.692cm">
          <draw:text-box>
            <text:p text:style-name="P5"><text:span text:style-name="T2">Status:</text:span></text:p>
          </draw:text-box>
        </draw:frame>
        <draw:polygon draw:style-name="gr8" draw:text-style-name="P4" draw:layer="layout" svg:width="0.935cm" svg:height="0.47cm" svg:x="25.273cm" svg:y="19.659cm" svg:viewBox="0 0 936 471" draw:points="0,0 936,0 936,471 0,471">
          <text:p/>
        </draw:polygon>
        <draw:polygon draw:style-name="gr6" draw:text-style-name="P1" draw:layer="layout" svg:width="0.935cm" svg:height="0.47cm" svg:x="25.273cm" svg:y="19.659cm" svg:viewBox="0 0 936 471" draw:points="0,471 936,471 936,0 0,0">
          <text:p/>
        </draw:polygon>
        <draw:frame draw:style-name="gr10" draw:text-style-name="P7" draw:layer="layout" svg:width="0.624cm" svg:height="0.183cm" svg:x="26.509cm" svg:y="19.891cm">
          <draw:text-box>
            <text:p text:style-name="P5"><text:span text:style-name="T2">Concept</text:span></text:p>
          </draw:text-box>
        </draw:frame>
        <draw:frame draw:style-name="gr10" draw:text-style-name="P7" draw:layer="layout" svg:width="0.616cm" svg:height="0.183cm" svg:x="25.408cm" svg:y="19.692cm">
          <draw:text-box>
            <text:p text:style-name="P5"><text:span text:style-name="T2">Version:</text:span></text:p>
          </draw:text-box>
        </draw:frame>
        <draw:line draw:style-name="gr6" draw:text-style-name="P1" draw:layer="layout" svg:x1="0.872cm" svg:y1="20.129cm" svg:x2="28.321cm" svg:y2="20.129cm">
          <text:p/>
        </draw:line>
        <draw:line draw:style-name="gr6" draw:text-style-name="P1" draw:layer="layout" svg:x1="0.872cm" svg:y1="0.893cm" svg:x2="28.321cm" svg:y2="0.893cm">
          <text:p/>
        </draw:line>
        <draw:line draw:style-name="gr6" draw:text-style-name="P1" draw:layer="layout" svg:x1="28.321cm" svg:y1="20.129cm" svg:x2="28.321cm" svg:y2="0.893cm">
          <text:p/>
        </draw:line>
        <draw:line draw:style-name="gr6" draw:text-style-name="P1" draw:layer="layout" svg:x1="0.872cm" svg:y1="20.129cm" svg:x2="0.872cm" svg:y2="0.893cm">
          <text:p/>
        </draw:line>
        <draw:polygon draw:style-name="gr11" draw:text-style-name="P8" draw:layer="layout" svg:width="9.149cm" svg:height="5.634cm" svg:x="5.329cm" svg:y="6.989cm" svg:viewBox="0 0 9150 5635" draw:points="0,0 9150,0 9150,5635 0,5635">
          <text:p/>
        </draw:polygon>
        <draw:polygon draw:style-name="gr12" draw:text-style-name="P1" draw:layer="layout" svg:width="9.149cm" svg:height="5.634cm" svg:x="5.329cm" svg:y="6.989cm" svg:viewBox="0 0 9150 5635" draw:points="0,5635 9150,5635 9150,0 0,0">
          <text:p/>
        </draw:polygon>
        <draw:frame draw:style-name="gr10" draw:text-style-name="P7" draw:layer="layout" svg:width="0.235cm" svg:height="0.183cm" svg:x="25.645cm" svg:y="19.891cm">
          <draw:text-box>
            <text:p text:style-name="P5"><text:span text:style-name="T2">0.1</text:span></text:p>
          </draw:text-box>
        </draw:frame>
        <draw:polygon draw:style-name="gr8" draw:text-style-name="P4" draw:layer="layout" svg:width="1.173cm" svg:height="0.94cm" svg:x="5.562cm" svg:y="11.446cm" svg:viewBox="0 0 1174 941" draw:points="0,0 1174,0 1174,941 0,941">
          <text:p/>
        </draw:polygon>
        <draw:polygon draw:style-name="gr12" draw:text-style-name="P1" draw:layer="layout" svg:width="1.173cm" svg:height="0.94cm" svg:x="5.562cm" svg:y="11.446cm" svg:viewBox="0 0 1174 941" draw:points="0,941 1174,941 1174,0 0,0">
          <text:p/>
        </draw:polygon>
        <draw:frame draw:style-name="gr13" draw:text-style-name="P9" draw:layer="layout" svg:width="1.42cm" svg:height="0.332cm" svg:x="9.156cm" svg:y="7.055cm">
          <draw:text-box>
            <text:p text:style-name="P5"><text:span text:style-name="T3">NodeOven</text:span></text:p>
          </draw:text-box>
        </draw:frame>
        <draw:polygon draw:style-name="gr8" draw:text-style-name="P4" draw:layer="layout" svg:width="0.707cm" svg:height="0.47cm" svg:x="10.371cm" svg:y="11.916cm" svg:viewBox="0 0 708 471" draw:points="0,0 708,0 708,471 0,471">
          <text:p/>
        </draw:polygon>
        <draw:polygon draw:style-name="gr12" draw:text-style-name="P1" draw:layer="layout" svg:width="0.707cm" svg:height="0.47cm" svg:x="10.371cm" svg:y="11.916cm" svg:viewBox="0 0 708 471" draw:points="0,471 708,471 708,0 0,0">
          <text:p/>
        </draw:polygon>
        <draw:frame draw:style-name="gr10" draw:text-style-name="P7" draw:layer="layout" svg:width="0.823cm" svg:height="0.183cm" svg:x="5.736cm" svg:y="11.818cm">
          <draw:text-box>
            <text:p text:style-name="P5"><text:span text:style-name="T2">MAX31856</text:span></text:p>
          </draw:text-box>
        </draw:frame>
        <draw:frame draw:style-name="gr10" draw:text-style-name="P7" draw:layer="layout" svg:width="0.383cm" svg:height="0.183cm" svg:x="10.549cm" svg:y="11.962cm">
          <draw:text-box>
            <text:p text:style-name="P5"><text:span text:style-name="T2">kWh </text:span></text:p>
          </draw:text-box>
        </draw:frame>
        <draw:polygon draw:style-name="gr8" draw:text-style-name="P4" draw:layer="layout" svg:width="0.038cm" svg:height="0.047cm" svg:x="10.185cm" svg:y="9.664cm" svg:viewBox="0 0 39 48" draw:points="0,0 39,0 39,48 0,48">
          <text:p/>
        </draw:polygon>
        <draw:polygon draw:style-name="gr6" draw:text-style-name="P1" draw:layer="layout" svg:width="0.038cm" svg:height="0.047cm" svg:x="10.185cm" svg:y="9.664cm" svg:viewBox="0 0 39 48" draw:points="0,48 39,48 39,0 0,0">
          <text:p/>
        </draw:polygon>
        <draw:polygon draw:style-name="gr8" draw:text-style-name="P4" draw:layer="layout" svg:width="0.702cm" svg:height="0.47cm" svg:x="11.43cm" svg:y="7.226cm" svg:viewBox="0 0 703 471" draw:points="0,0 703,0 703,471 0,471">
          <text:p/>
        </draw:polygon>
        <draw:polygon draw:style-name="gr12" draw:text-style-name="P1" draw:layer="layout" svg:width="0.702cm" svg:height="0.47cm" svg:x="11.43cm" svg:y="7.226cm" svg:viewBox="0 0 703 471" draw:points="0,471 703,471 703,0 0,0">
          <text:p/>
        </draw:polygon>
        <draw:frame draw:style-name="gr14" draw:text-style-name="P10" draw:layer="layout" svg:width="0.514cm" svg:height="0.166cm" svg:x="10.452cm" svg:y="12.159cm">
          <draw:text-box>
            <text:p text:style-name="P5"><text:span text:style-name="T4">+meter-</text:span></text:p>
          </draw:text-box>
        </draw:frame>
        <draw:polygon draw:style-name="gr8" draw:text-style-name="P4" draw:layer="layout" svg:width="4.927cm" svg:height="1.642cm" svg:x="6.477cm" svg:y="9.055cm" svg:viewBox="0 0 4928 1643" draw:points="0,0 4928,0 4928,1643 0,1643">
          <text:p/>
        </draw:polygon>
        <draw:polygon draw:style-name="gr12" draw:text-style-name="P1" draw:layer="layout" svg:width="4.927cm" svg:height="1.642cm" svg:x="6.477cm" svg:y="9.055cm" svg:viewBox="0 0 4928 1643" draw:points="0,1643 4928,1643 4928,0 0,0">
          <text:p/>
        </draw:polygon>
        <draw:frame draw:style-name="gr10" draw:text-style-name="P7" draw:layer="layout" svg:width="0.298cm" svg:height="0.183cm" svg:x="11.633cm" svg:y="7.361cm">
          <draw:text-box>
            <text:p text:style-name="P5"><text:span text:style-name="T2">12V</text:span></text:p>
          </draw:text-box>
        </draw:frame>
        <draw:frame draw:style-name="gr9" draw:text-style-name="P6" draw:layer="layout" svg:width="0.62cm" svg:height="0.225cm" svg:x="8.61cm" svg:y="9.633cm">
          <draw:text-box>
            <text:p text:style-name="P5"><text:span text:style-name="T1">Olimex</text:span></text:p>
          </draw:text-box>
        </draw:frame>
        <draw:polygon draw:style-name="gr15" draw:text-style-name="P11" draw:layer="layout" svg:width="0.377cm" svg:height="1.173cm" svg:x="11.404cm" svg:y="9.287cm" svg:viewBox="0 0 378 1174" draw:points="0,0 378,0 378,1174 0,1174">
          <text:p/>
        </draw:polygon>
        <draw:polygon draw:style-name="gr6" draw:text-style-name="P1" draw:layer="layout" svg:width="0.377cm" svg:height="1.173cm" svg:x="11.404cm" svg:y="9.287cm" svg:viewBox="0 0 378 1174" draw:points="0,1174 378,1174 378,0 0,0">
          <text:p/>
        </draw:polygon>
        <draw:polygon draw:style-name="gr8" draw:text-style-name="P4" draw:layer="layout" svg:width="0.47cm" svg:height="0.233cm" svg:x="5.913cm" svg:y="12.035cm" svg:viewBox="0 0 471 234" draw:points="0,0 471,0 471,234 0,234">
          <text:p/>
        </draw:polygon>
        <draw:polygon draw:style-name="gr12" draw:text-style-name="P1" draw:layer="layout" svg:width="0.47cm" svg:height="0.233cm" svg:x="5.913cm" svg:y="12.035cm" svg:viewBox="0 0 471 234" draw:points="0,234 471,234 471,0 0,0">
          <text:p/>
        </draw:polygon>
        <draw:frame draw:style-name="gr9" draw:text-style-name="P6" draw:layer="layout" svg:width="1.056cm" svg:height="0.225cm" svg:x="8.403cm" svg:y="9.874cm">
          <draw:text-box>
            <text:p text:style-name="P5"><text:span text:style-name="T1">ESP32-PoE</text:span></text:p>
          </draw:text-box>
        </draw:frame>
        <draw:frame draw:style-name="gr9" draw:text-style-name="P6" draw:layer="layout" svg:width="0.198cm" svg:height="0.225cm" svg:x="6.003cm" svg:y="12.029cm">
          <draw:text-box>
            <text:p text:style-name="P5"><text:span text:style-name="T1">-</text:span></text:p>
          </draw:text-box>
        </draw:frame>
        <draw:path draw:style-name="gr12" draw:text-style-name="P1" draw:layer="layout" svg:width="0.094cm" svg:height="0.258cm" svg:x="5.985cm" svg:y="12.975cm" svg:viewBox="0 0 95 259" svg:d="M48 0c-25 0-48 29-48 64 0 34 23 64 48 64M48 259c25 0 47-30 47-68 0-29-22-59-47-63">
          <text:p/>
        </draw:path>
        <draw:path draw:style-name="gr16" draw:text-style-name="P1" draw:layer="layout" svg:width="0.093cm" svg:height="0.258cm" svg:x="6.223cm" svg:y="12.975cm" svg:viewBox="0 0 94 259" svg:d="M46 0c-30 0-46 29-46 64 0 34 16 64 46 64M46 259c26 0 48-30 48-68-5-29-22-59-48-63">
          <text:p/>
        </draw:path>
        <draw:line draw:style-name="gr12" draw:text-style-name="P1" draw:layer="layout" svg:x1="6.032cm" svg:y1="12.268cm" svg:x2="6.032cm" svg:y2="12.975cm">
          <text:p/>
        </draw:line>
        <draw:line draw:style-name="gr16" draw:text-style-name="P1" draw:layer="layout" svg:x1="6.269cm" svg:y1="12.268cm" svg:x2="6.269cm" svg:y2="12.975cm">
          <text:p/>
        </draw:line>
        <draw:line draw:style-name="gr12" draw:text-style-name="P1" draw:layer="layout" svg:x1="6.032cm" svg:y1="13.233cm" svg:x2="6.032cm" svg:y2="13.559cm">
          <text:p/>
        </draw:line>
        <draw:line draw:style-name="gr16" draw:text-style-name="P1" draw:layer="layout" svg:x1="6.269cm" svg:y1="13.233cm" svg:x2="6.269cm" svg:y2="13.559cm">
          <text:p/>
        </draw:line>
        <draw:frame draw:style-name="gr9" draw:text-style-name="P6" draw:layer="layout" svg:width="0.198cm" svg:height="0.225cm" svg:x="6.181cm" svg:y="12.029cm">
          <draw:text-box>
            <text:p text:style-name="P5"><text:span text:style-name="T1">+</text:span></text:p>
          </draw:text-box>
        </draw:frame>
        <draw:frame draw:style-name="gr9" draw:text-style-name="P6" draw:layer="layout" svg:width="1.327cm" svg:height="0.225cm" svg:x="5.465cm" svg:y="13.553cm">
          <draw:text-box>
            <text:p text:style-name="P5"><text:span text:style-name="T1">Thermocouple </text:span></text:p>
          </draw:text-box>
        </draw:frame>
        <draw:polygon draw:style-name="gr11" draw:text-style-name="P8" draw:layer="layout" svg:width="2.583cm" svg:height="2.579cm" svg:x="5.329cm" svg:y="15.438cm" svg:viewBox="0 0 2584 2580" draw:points="0,0 2584,0 2584,2580 0,2580">
          <text:p/>
        </draw:polygon>
        <draw:polygon draw:style-name="gr12" draw:text-style-name="P1" draw:layer="layout" svg:width="2.583cm" svg:height="2.579cm" svg:x="5.329cm" svg:y="15.438cm" svg:viewBox="0 0 2584 2580" draw:points="0,2580 2584,2580 2584,0 0,0">
          <text:p/>
        </draw:polygon>
        <draw:frame draw:style-name="gr9" draw:text-style-name="P6" draw:layer="layout" svg:width="0.434cm" svg:height="0.225cm" svg:x="5.918cm" svg:y="13.79cm">
          <draw:text-box>
            <text:p text:style-name="P5"><text:span text:style-name="T1">oven</text:span></text:p>
          </draw:text-box>
        </draw:frame>
        <draw:polygon draw:style-name="gr11" draw:text-style-name="P8" draw:layer="layout" svg:width="2.816cm" svg:height="4.225cm" svg:x="8.614cm" svg:y="14.499cm" svg:viewBox="0 0 2817 4226" draw:points="0,0 2817,0 2817,4226 0,4226">
          <text:p/>
        </draw:polygon>
        <draw:polygon draw:style-name="gr12" draw:text-style-name="P1" draw:layer="layout" svg:width="2.816cm" svg:height="4.225cm" svg:x="8.614cm" svg:y="14.499cm" svg:viewBox="0 0 2817 4226" draw:points="0,4226 2817,4226 2817,0 0,0">
          <text:p/>
        </draw:polygon>
        <draw:frame draw:style-name="gr9" draw:text-style-name="P6" draw:layer="layout" svg:width="1.636cm" svg:height="0.225cm" svg:x="5.778cm" svg:y="16.605cm">
          <draw:text-box>
            <text:p text:style-name="P5"><text:span text:style-name="T1">RFID/NFC Module</text:span></text:p>
          </draw:text-box>
        </draw:frame>
        <draw:polyline draw:style-name="gr17" draw:text-style-name="P1" draw:layer="layout" svg:width="1.406cm" svg:height="3.052cm" svg:x="6.269cm" svg:y="12.386cm" svg:viewBox="0 0 1407 3053" draw:points="1407,0 1407,2114 0,2114 0,3053">
          <text:p/>
        </draw:polyline>
        <draw:polyline draw:style-name="gr18" draw:text-style-name="P1" draw:layer="layout" svg:width="1.41cm" svg:height="3.052cm" svg:x="6.502cm" svg:y="12.386cm" svg:viewBox="0 0 1411 3053" draw:points="1411,0 1411,2346 0,2346 0,3053">
          <text:p/>
        </draw:polyline>
        <draw:polyline draw:style-name="gr19" draw:text-style-name="P1" draw:layer="layout" svg:width="1.409cm" svg:height="3.052cm" svg:x="6.735cm" svg:y="12.386cm" svg:viewBox="0 0 1410 3053" draw:points="1410,0 1410,2584 0,2584 0,3053">
          <text:p/>
        </draw:polyline>
        <draw:polyline draw:style-name="gr20" draw:text-style-name="P1" draw:layer="layout" svg:width="1.405cm" svg:height="3.052cm" svg:x="6.972cm" svg:y="12.386cm" svg:viewBox="0 0 1406 3053" draw:points="1406,0 1406,2816 0,2816 0,3053">
          <text:p/>
        </draw:polyline>
        <draw:frame draw:style-name="gr9" draw:text-style-name="P6" draw:layer="layout" svg:width="0.654cm" svg:height="0.225cm" svg:x="9.664cm" svg:y="18.413cm">
          <draw:text-box>
            <text:p text:style-name="P5"><text:span text:style-name="T1">Display</text:span></text:p>
          </draw:text-box>
        </draw:frame>
        <draw:frame draw:style-name="gr9" draw:text-style-name="P6" draw:layer="layout" svg:width="0.408cm" svg:height="0.225cm" draw:transform="rotate (1.5707963267949) translate (6.161cm 15.973cm)">
          <draw:text-box>
            <text:p text:style-name="P5"><text:span text:style-name="T1">SDA</text:span></text:p>
          </draw:text-box>
        </draw:frame>
        <draw:frame draw:style-name="gr9" draw:text-style-name="P6" draw:layer="layout" svg:width="0.387cm" svg:height="0.225cm" draw:transform="rotate (1.5707963267949) translate (6.403cm 15.964cm)">
          <draw:text-box>
            <text:p text:style-name="P5"><text:span text:style-name="T1">SCL</text:span></text:p>
          </draw:text-box>
        </draw:frame>
        <draw:frame draw:style-name="gr9" draw:text-style-name="P6" draw:layer="layout" svg:width="0.358cm" svg:height="0.225cm" draw:transform="rotate (1.5707963267949) translate (6.64cm 15.943cm)">
          <draw:text-box>
            <text:p text:style-name="P5"><text:span text:style-name="T1">+5V</text:span></text:p>
          </draw:text-box>
        </draw:frame>
        <draw:polygon draw:style-name="gr8" draw:text-style-name="P4" draw:layer="layout" svg:width="0.237cm" svg:height="1.901cm" svg:x="9.199cm" svg:y="15.036cm" svg:viewBox="0 0 238 1902" draw:points="0,0 238,0 238,1902 0,1902">
          <text:p/>
        </draw:polygon>
        <draw:polygon draw:style-name="gr12" draw:text-style-name="P1" draw:layer="layout" svg:width="0.237cm" svg:height="1.901cm" svg:x="9.199cm" svg:y="15.036cm" svg:viewBox="0 0 238 1902" draw:points="0,1902 238,1902 238,0 0,0">
          <text:p/>
        </draw:polygon>
        <draw:frame draw:style-name="gr9" draw:text-style-name="P6" draw:layer="layout" svg:width="0.447cm" svg:height="0.225cm" draw:transform="rotate (1.5707963267949) translate (6.877cm 15.985cm)">
          <draw:text-box>
            <text:p text:style-name="P5"><text:span text:style-name="T1">GND</text:span></text:p>
          </draw:text-box>
        </draw:frame>
        <draw:frame draw:style-name="gr9" draw:text-style-name="P6" draw:layer="layout" svg:width="0.4cm" svg:height="0.225cm" svg:x="8.648cm" svg:y="15.043cm">
          <draw:text-box>
            <text:p text:style-name="P5"><text:span text:style-name="T1">RST</text:span></text:p>
          </draw:text-box>
        </draw:frame>
        <draw:frame draw:style-name="gr9" draw:text-style-name="P6" draw:layer="layout" svg:width="0.243cm" svg:height="0.225cm" svg:x="8.721cm" svg:y="15.28cm">
          <draw:text-box>
            <text:p text:style-name="P5"><text:span text:style-name="T1">A0</text:span></text:p>
          </draw:text-box>
        </draw:frame>
        <draw:frame draw:style-name="gr9" draw:text-style-name="P6" draw:layer="layout" svg:width="0.256cm" svg:height="0.225cm" svg:x="8.721cm" svg:y="15.521cm">
          <draw:text-box>
            <text:p text:style-name="P5"><text:span text:style-name="T1">D0</text:span></text:p>
          </draw:text-box>
        </draw:frame>
        <draw:frame draw:style-name="gr9" draw:text-style-name="P6" draw:layer="layout" svg:width="0.256cm" svg:height="0.225cm" svg:x="8.721cm" svg:y="15.758cm">
          <draw:text-box>
            <text:p text:style-name="P5"><text:span text:style-name="T1">D5</text:span></text:p>
          </draw:text-box>
        </draw:frame>
        <draw:frame draw:style-name="gr9" draw:text-style-name="P6" draw:layer="layout" svg:width="0.256cm" svg:height="0.225cm" svg:x="8.721cm" svg:y="15.996cm">
          <draw:text-box>
            <text:p text:style-name="P5"><text:span text:style-name="T1">D6</text:span></text:p>
          </draw:text-box>
        </draw:frame>
        <draw:frame draw:style-name="gr9" draw:text-style-name="P6" draw:layer="layout" svg:width="0.256cm" svg:height="0.225cm" svg:x="8.721cm" svg:y="16.237cm">
          <draw:text-box>
            <text:p text:style-name="P5"><text:span text:style-name="T1">D7</text:span></text:p>
          </draw:text-box>
        </draw:frame>
        <draw:frame draw:style-name="gr9" draw:text-style-name="P6" draw:layer="layout" svg:width="0.256cm" svg:height="0.225cm" svg:x="8.721cm" svg:y="16.474cm">
          <draw:text-box>
            <text:p text:style-name="P5"><text:span text:style-name="T1">D8</text:span></text:p>
          </draw:text-box>
        </draw:frame>
        <draw:frame draw:style-name="gr9" draw:text-style-name="P6" draw:layer="layout" svg:width="0.353cm" svg:height="0.225cm" svg:x="8.67cm" svg:y="16.711cm">
          <draw:text-box>
            <text:p text:style-name="P5"><text:span text:style-name="T1">3V3</text:span></text:p>
          </draw:text-box>
        </draw:frame>
        <draw:frame draw:style-name="gr9" draw:text-style-name="P6" draw:layer="layout" svg:width="0.256cm" svg:height="0.225cm" svg:x="11.066cm" svg:y="15.068cm">
          <draw:text-box>
            <text:p text:style-name="P5"><text:span text:style-name="T1">TX</text:span></text:p>
          </draw:text-box>
        </draw:frame>
        <draw:frame draw:style-name="gr9" draw:text-style-name="P6" draw:layer="layout" svg:width="0.277cm" svg:height="0.225cm" svg:x="11.053cm" svg:y="15.305cm">
          <draw:text-box>
            <text:p text:style-name="P5"><text:span text:style-name="T1">RX</text:span></text:p>
          </draw:text-box>
        </draw:frame>
        <draw:frame draw:style-name="gr9" draw:text-style-name="P6" draw:layer="layout" svg:width="0.256cm" svg:height="0.225cm" svg:x="11.066cm" svg:y="15.543cm">
          <draw:text-box>
            <text:p text:style-name="P5"><text:span text:style-name="T1">D1</text:span></text:p>
          </draw:text-box>
        </draw:frame>
        <draw:frame draw:style-name="gr9" draw:text-style-name="P6" draw:layer="layout" svg:width="0.256cm" svg:height="0.225cm" svg:x="11.066cm" svg:y="15.784cm">
          <draw:text-box>
            <text:p text:style-name="P5"><text:span text:style-name="T1">D2</text:span></text:p>
          </draw:text-box>
        </draw:frame>
        <draw:frame draw:style-name="gr9" draw:text-style-name="P6" draw:layer="layout" svg:width="0.256cm" svg:height="0.225cm" svg:x="11.066cm" svg:y="16.021cm">
          <draw:text-box>
            <text:p text:style-name="P5"><text:span text:style-name="T1">D3</text:span></text:p>
          </draw:text-box>
        </draw:frame>
        <draw:frame draw:style-name="gr9" draw:text-style-name="P6" draw:layer="layout" svg:width="0.256cm" svg:height="0.225cm" svg:x="11.066cm" svg:y="16.258cm">
          <draw:text-box>
            <text:p text:style-name="P5"><text:span text:style-name="T1">D4</text:span></text:p>
          </draw:text-box>
        </draw:frame>
        <draw:frame draw:style-name="gr9" draw:text-style-name="P6" draw:layer="layout" svg:width="0.447cm" svg:height="0.225cm" svg:x="10.973cm" svg:y="16.499cm">
          <draw:text-box>
            <text:p text:style-name="P5"><text:span text:style-name="T1">GND</text:span></text:p>
          </draw:text-box>
        </draw:frame>
        <draw:polyline draw:style-name="gr12" draw:text-style-name="P1" draw:layer="layout" svg:width="0.821cm" svg:height="4.225cm" svg:x="9.787cm" svg:y="12.386cm" svg:viewBox="0 0 822 4226" draw:points="0,0 0,940 704,940 704,4226 822,4226">
          <text:p/>
        </draw:polyline>
        <draw:polyline draw:style-name="gr21" draw:text-style-name="P1" draw:layer="layout" svg:width="1.054cm" svg:height="3.285cm" svg:x="9.554cm" svg:y="12.386cm" svg:viewBox="0 0 1055 3286" draw:points="0,0 0,1173 704,1173 704,3286 1055,3286">
          <text:p/>
        </draw:polyline>
        <draw:polyline draw:style-name="gr16" draw:text-style-name="P1" draw:layer="layout" svg:width="1.291cm" svg:height="3.497cm" svg:x="9.317cm" svg:y="12.386cm" svg:viewBox="0 0 1292 3498" draw:points="0,0 0,1410 704,1410 704,3498 1292,3498">
          <text:p/>
        </draw:polyline>
        <draw:polyline draw:style-name="gr17" draw:text-style-name="P1" draw:layer="layout" svg:width="1.524cm" svg:height="4.458cm" svg:x="9.084cm" svg:y="12.386cm" svg:viewBox="0 0 1525 4459" draw:points="0,0 0,1643 703,1643 703,4459 1525,4459">
          <text:p/>
        </draw:polyline>
        <draw:polygon draw:style-name="gr8" draw:text-style-name="P4" draw:layer="layout" svg:width="0.233cm" svg:height="1.9cm" svg:x="10.608cm" svg:y="15.062cm" svg:viewBox="0 0 234 1901" draw:points="0,0 234,0 234,1901 0,1901">
          <text:p/>
        </draw:polygon>
        <draw:polygon draw:style-name="gr12" draw:text-style-name="P1" draw:layer="layout" svg:width="0.233cm" svg:height="1.9cm" svg:x="10.608cm" svg:y="15.062cm" svg:viewBox="0 0 234 1901" draw:points="0,1901 234,1901 234,0 0,0">
          <text:p/>
        </draw:polygon>
        <draw:polygon draw:style-name="gr8" draw:text-style-name="P4" draw:layer="layout" svg:width="0.987cm" svg:height="0.233cm" svg:x="8.94cm" svg:y="12.153cm" svg:viewBox="0 0 988 234" draw:points="0,0 988,0 988,234 0,234">
          <text:p/>
        </draw:polygon>
        <draw:polygon draw:style-name="gr12" draw:text-style-name="P1" draw:layer="layout" svg:width="0.987cm" svg:height="0.233cm" svg:x="8.94cm" svg:y="12.153cm" svg:viewBox="0 0 988 234" draw:points="0,234 988,234 988,0 0,0">
          <text:p/>
        </draw:polygon>
        <draw:frame draw:style-name="gr9" draw:text-style-name="P6" draw:layer="layout" svg:width="0.243cm" svg:height="0.225cm" svg:x="11.07cm" svg:y="16.736cm">
          <draw:text-box>
            <text:p text:style-name="P5"><text:span text:style-name="T1">5V</text:span></text:p>
          </draw:text-box>
        </draw:frame>
        <draw:polygon draw:style-name="gr8" draw:text-style-name="P4" draw:layer="layout" svg:width="0.986cm" svg:height="0.233cm" svg:x="7.535cm" svg:y="12.153cm" svg:viewBox="0 0 987 234" draw:points="0,0 987,0 987,234 0,234">
          <text:p/>
        </draw:polygon>
        <draw:polygon draw:style-name="gr12" draw:text-style-name="P1" draw:layer="layout" svg:width="0.986cm" svg:height="0.233cm" svg:x="7.535cm" svg:y="12.153cm" svg:viewBox="0 0 987 234" draw:points="0,234 987,234 987,0 0,0">
          <text:p/>
        </draw:polygon>
        <draw:frame draw:style-name="gr10" draw:text-style-name="P7" draw:layer="layout" svg:width="0.701cm" svg:height="0.183cm" svg:x="9.076cm" svg:y="12.17cm">
          <draw:text-box>
            <text:p text:style-name="P5"><text:span text:style-name="T2">DISPLAY</text:span></text:p>
          </draw:text-box>
        </draw:frame>
        <draw:polyline draw:style-name="gr12" draw:text-style-name="P1" draw:layer="layout" svg:width="0.233cm" svg:height="1.41cm" svg:x="5.799cm" svg:y="5.816cm" svg:viewBox="0 0 234 1411" draw:points="0,0 234,0 234,1411">
          <text:p/>
        </draw:polyline>
        <draw:polyline draw:style-name="gr16" draw:text-style-name="P1" draw:layer="layout" svg:width="0.703cm" svg:height="1.876cm" svg:x="5.799cm" svg:y="5.35cm" svg:viewBox="0 0 704 1877" draw:points="704,1877 704,0 0,0">
          <text:p/>
        </draw:polyline>
        <draw:polygon draw:style-name="gr11" draw:text-style-name="P8" draw:layer="layout" svg:width="0.47cm" svg:height="3.755cm" svg:x="5.329cm" svg:y="2.298cm" svg:viewBox="0 0 471 3756" draw:points="0,0 471,0 471,3756 0,3756">
          <text:p/>
        </draw:polygon>
        <draw:polygon draw:style-name="gr12" draw:text-style-name="P1" draw:layer="layout" svg:width="0.47cm" svg:height="3.755cm" svg:x="5.329cm" svg:y="2.298cm" svg:viewBox="0 0 471 3756" draw:points="471,3756 471,0 0,0 0,3756">
          <text:p/>
        </draw:polygon>
        <draw:frame draw:style-name="gr10" draw:text-style-name="P7" draw:layer="layout" svg:width="0.387cm" svg:height="0.183cm" svg:x="7.832cm" svg:y="12.17cm">
          <draw:text-box>
            <text:p text:style-name="P5"><text:span text:style-name="T2">RFID</text:span></text:p>
          </draw:text-box>
        </draw:frame>
        <draw:polygon draw:style-name="gr8" draw:text-style-name="P4" draw:layer="layout" svg:width="0.707cm" svg:height="0.47cm" svg:x="5.913cm" svg:y="7.226cm" svg:viewBox="0 0 708 471" draw:points="0,0 708,0 708,471 0,471">
          <text:p/>
        </draw:polygon>
        <draw:polygon draw:style-name="gr12" draw:text-style-name="P1" draw:layer="layout" svg:width="0.707cm" svg:height="0.47cm" svg:x="5.913cm" svg:y="7.226cm" svg:viewBox="0 0 708 471" draw:points="0,471 708,471 708,0 0,0">
          <text:p/>
        </draw:polygon>
        <draw:frame draw:style-name="gr9" draw:text-style-name="P6" draw:layer="layout" svg:width="0.4cm" svg:height="0.225cm" draw:transform="rotate (1.5707963267949) translate (5.442cm 4.378cm)">
          <draw:text-box>
            <text:p text:style-name="P5"><text:span text:style-name="T1">FAN</text:span></text:p>
          </draw:text-box>
        </draw:frame>
        <draw:frame draw:style-name="gr10" draw:text-style-name="P7" draw:layer="layout" svg:width="0.164cm" svg:height="0.183cm" svg:x="5.982cm" svg:y="7.259cm">
          <draw:text-box>
            <text:p text:style-name="P5"><text:span text:style-name="T2">-</text:span></text:p>
          </draw:text-box>
        </draw:frame>
        <draw:frame draw:style-name="gr10" draw:text-style-name="P7" draw:layer="layout" svg:width="0.164cm" svg:height="0.183cm" svg:x="6.451cm" svg:y="7.259cm">
          <draw:text-box>
            <text:p text:style-name="P5"><text:span text:style-name="T2">+</text:span></text:p>
          </draw:text-box>
        </draw:frame>
        <draw:path draw:style-name="gr22" draw:text-style-name="P1" draw:layer="layout" svg:width="0.88cm" svg:height="0.233cm" svg:x="3.217cm" svg:y="9.994cm" svg:viewBox="0 0 881 234" svg:d="M881 116c0-65-63-116-140-116s-136 51-136 116M0 116h330c0 67 59 118 136 118 71-4 127-55 139-118">
          <text:p/>
        </draw:path>
        <draw:frame draw:style-name="gr10" draw:text-style-name="P7" draw:layer="layout" svg:width="0.332cm" svg:height="0.183cm" svg:x="6.096cm" svg:y="7.458cm">
          <draw:text-box>
            <text:p text:style-name="P5"><text:span text:style-name="T2">FAN</text:span></text:p>
          </draw:text-box>
        </draw:frame>
        <draw:frame draw:style-name="gr9" draw:text-style-name="P6" draw:layer="layout" svg:width="2.373cm" svg:height="0.225cm" svg:x="2.879cm" svg:y="10.399cm">
          <draw:text-box>
            <text:p text:style-name="P5"><text:span text:style-name="T1">Ethernet cable =&gt; network </text:span></text:p>
          </draw:text-box>
        </draw:frame>
        <draw:line draw:style-name="gr23" draw:text-style-name="P1" draw:layer="layout" svg:x1="4.097cm" svg:y1="10.109cm" svg:x2="6.125cm" svg:y2="10.109cm">
          <text:p/>
        </draw:line>
        <draw:line draw:style-name="gr22" draw:text-style-name="P1" draw:layer="layout" svg:x1="4.097cm" svg:y1="10.109cm" svg:x2="6.125cm" svg:y2="10.109cm">
          <text:p/>
        </draw:line>
        <draw:polygon draw:style-name="gr8" draw:text-style-name="P4" draw:layer="layout" svg:width="1.173cm" svg:height="0.94cm" svg:x="6.125cm" svg:y="9.664cm" svg:viewBox="0 0 1174 941" draw:points="0,0 1174,0 1174,941 0,941">
          <text:p/>
        </draw:polygon>
        <draw:polygon draw:style-name="gr12" draw:text-style-name="P1" draw:layer="layout" svg:width="1.173cm" svg:height="0.94cm" svg:x="6.125cm" svg:y="9.664cm" svg:viewBox="0 0 1174 941" draw:points="0,941 1174,941 1174,0 0,0">
          <text:p/>
        </draw:polygon>
        <draw:frame draw:style-name="gr9" draw:text-style-name="P6" draw:layer="layout" svg:width="0.408cm" svg:height="0.225cm" svg:x="3.831cm" svg:y="10.636cm">
          <draw:text-box>
            <text:p text:style-name="P5"><text:span text:style-name="T1">MSL</text:span></text:p>
          </draw:text-box>
        </draw:frame>
        <draw:polygon draw:style-name="gr11" draw:text-style-name="P8" draw:layer="layout" svg:width="5.634cm" svg:height="3.755cm" svg:x="6.735cm" svg:y="2.298cm" svg:viewBox="0 0 5635 3756" draw:points="0,0 5635,0 5635,3756 0,3756">
          <text:p/>
        </draw:polygon>
        <draw:polygon draw:style-name="gr24" draw:text-style-name="P1" draw:layer="layout" svg:width="5.634cm" svg:height="3.755cm" svg:x="6.735cm" svg:y="2.298cm" svg:viewBox="0 0 5635 3756" draw:points="0,3756 5635,3756 5635,0 0,0">
          <text:p/>
        </draw:polygon>
        <draw:frame draw:style-name="gr9" draw:text-style-name="P6" draw:layer="layout" svg:width="0.751cm" svg:height="0.225cm" svg:x="6.307cm" svg:y="10.009cm">
          <draw:text-box>
            <text:p text:style-name="P5"><text:span text:style-name="T1">Ethernet</text:span></text:p>
          </draw:text-box>
        </draw:frame>
        <draw:frame draw:style-name="gr13" draw:text-style-name="P9" draw:layer="layout" svg:width="0.616cm" svg:height="0.332cm" svg:x="9.245cm" svg:y="3.995cm">
          <draw:text-box>
            <text:p text:style-name="P5"><text:span text:style-name="T3">SSR</text:span></text:p>
          </draw:text-box>
        </draw:frame>
        <draw:frame draw:style-name="gr9" draw:text-style-name="P6" draw:layer="layout" svg:width="2.169cm" svg:height="0.225cm" svg:x="7.776cm" svg:y="2.411cm">
          <draw:text-box>
            <text:p text:style-name="P5"><text:span text:style-name="T1">A1 <text:s text:c="12"/>B1 <text:s text:c="11"/>C1 </text:span></text:p>
          </draw:text-box>
        </draw:frame>
        <draw:frame draw:style-name="gr9" draw:text-style-name="P6" draw:layer="layout" svg:width="2.114cm" svg:height="0.225cm" svg:x="7.776cm" svg:y="5.721cm">
          <draw:text-box>
            <text:p text:style-name="P5"><text:span text:style-name="T1">A2 <text:s text:c="12"/>B2 <text:s text:c="11"/>C2</text:span></text:p>
          </draw:text-box>
        </draw:frame>
        <draw:frame draw:style-name="gr9" draw:text-style-name="P6" draw:layer="layout" svg:width="0.425cm" svg:height="0.225cm" svg:x="11.832cm" svg:y="3.575cm">
          <draw:text-box>
            <text:p text:style-name="P5"><text:span text:style-name="T1">U2 +</text:span></text:p>
          </draw:text-box>
        </draw:frame>
        <draw:frame draw:style-name="gr9" draw:text-style-name="P6" draw:layer="layout" svg:width="0.198cm" svg:height="0.225cm" svg:x="12.179cm" svg:y="4.049cm">
          <draw:text-box>
            <text:p text:style-name="P5"><text:span text:style-name="T1">-</text:span></text:p>
          </draw:text-box>
        </draw:frame>
        <draw:polygon draw:style-name="gr8" draw:text-style-name="P4" draw:layer="layout" svg:width="0.47cm" svg:height="0.703cm" svg:x="13.775cm" svg:y="7.107cm" svg:viewBox="0 0 471 704" draw:points="0,0 471,0 471,704 0,704">
          <text:p/>
        </draw:polygon>
        <draw:polygon draw:style-name="gr12" draw:text-style-name="P1" draw:layer="layout" svg:width="0.47cm" svg:height="0.703cm" svg:x="13.775cm" svg:y="7.107cm" svg:viewBox="0 0 471 704" draw:points="471,704 471,0 0,0 0,704">
          <text:p/>
        </draw:polygon>
        <draw:frame draw:style-name="gr9" draw:text-style-name="P6" draw:layer="layout" svg:width="0.425cm" svg:height="0.225cm" svg:x="11.832cm" svg:y="4.527cm">
          <draw:text-box>
            <text:p text:style-name="P5"><text:span text:style-name="T1">U1 +</text:span></text:p>
          </draw:text-box>
        </draw:frame>
        <draw:frame draw:style-name="gr10" draw:text-style-name="P7" draw:layer="layout" svg:width="0.531cm" svg:height="0.183cm" draw:transform="rotate (1.5707963267949) translate (13.808cm 7.735cm)">
          <draw:text-box>
            <text:p text:style-name="P5"><text:span text:style-name="T2">5 V out</text:span></text:p>
          </draw:text-box>
        </draw:frame>
        <draw:polygon draw:style-name="gr8" draw:text-style-name="P4" draw:layer="layout" svg:width="0.47cm" svg:height="0.707cm" svg:x="13.775cm" svg:y="7.81cm" svg:viewBox="0 0 471 708" draw:points="0,0 471,0 471,708 0,708">
          <text:p/>
        </draw:polygon>
        <draw:polygon draw:style-name="gr12" draw:text-style-name="P1" draw:layer="layout" svg:width="0.47cm" svg:height="0.707cm" svg:x="13.775cm" svg:y="7.81cm" svg:viewBox="0 0 471 708" draw:points="471,708 471,0 0,0 0,708">
          <text:p/>
        </draw:polygon>
        <draw:frame draw:style-name="gr10" draw:text-style-name="P7" draw:layer="layout" svg:width="0.527cm" svg:height="0.183cm" draw:transform="rotate (1.5707963267949) translate (14.007cm 7.718cm)">
          <draw:text-box>
            <text:p text:style-name="P5"><text:span text:style-name="T2">+ <text:s text:c="7"/>-</text:span></text:p>
          </draw:text-box>
        </draw:frame>
        <draw:frame draw:style-name="gr10" draw:text-style-name="P7" draw:layer="layout" svg:width="0.523cm" svg:height="0.183cm" draw:transform="rotate (1.5707963267949) translate (13.808cm 8.429cm)">
          <draw:text-box>
            <text:p text:style-name="P5"><text:span text:style-name="T2">12 V in</text:span></text:p>
          </draw:text-box>
        </draw:frame>
        <draw:polygon draw:style-name="gr11" draw:text-style-name="P8" draw:layer="layout" svg:width="1.642cm" svg:height="3.285cm" svg:x="17.293cm" svg:y="8.868cm" svg:viewBox="0 0 1643 3286" draw:points="0,0 1643,0 1643,3286 0,3286">
          <text:p/>
        </draw:polygon>
        <draw:polygon draw:style-name="gr12" draw:text-style-name="P1" draw:layer="layout" svg:width="1.642cm" svg:height="3.285cm" svg:x="17.293cm" svg:y="8.868cm" svg:viewBox="0 0 1643 3286" draw:points="0,3286 1643,3286 1643,0 0,0">
          <text:p/>
        </draw:polygon>
        <draw:frame draw:style-name="gr10" draw:text-style-name="P7" draw:layer="layout" svg:width="0.527cm" svg:height="0.183cm" draw:transform="rotate (1.5707963267949) translate (14.007cm 8.425cm)">
          <draw:text-box>
            <text:p text:style-name="P5"><text:span text:style-name="T2">+ <text:s text:c="7"/>-</text:span></text:p>
          </draw:text-box>
        </draw:frame>
        <draw:frame draw:style-name="gr9" draw:text-style-name="P6" draw:layer="layout" svg:width="0.798cm" svg:height="0.225cm" svg:x="17.716cm" svg:y="10.149cm">
          <draw:text-box>
            <text:p text:style-name="P5"><text:span text:style-name="T1">DC – DC</text:span></text:p>
          </draw:text-box>
        </draw:frame>
        <draw:frame draw:style-name="gr9" draw:text-style-name="P6" draw:layer="layout" svg:width="0.785cm" svg:height="0.225cm" svg:x="17.695cm" svg:y="10.386cm">
          <draw:text-box>
            <text:p text:style-name="P5"><text:span text:style-name="T1">Up/down</text:span></text:p>
          </draw:text-box>
        </draw:frame>
        <draw:frame draw:style-name="gr9" draw:text-style-name="P6" draw:layer="layout" svg:width="0.836cm" svg:height="0.225cm" svg:x="17.661cm" svg:y="10.628cm">
          <draw:text-box>
            <text:p text:style-name="P5"><text:span text:style-name="T1">converter</text:span></text:p>
          </draw:text-box>
        </draw:frame>
        <draw:frame draw:style-name="gr9" draw:text-style-name="P6" draw:layer="layout" svg:width="1.285cm" svg:height="0.225cm" svg:x="17.454cm" svg:y="8.981cm">
          <draw:text-box>
            <text:p text:style-name="P5"><text:span text:style-name="T1">+ <text:s text:c="6"/>out <text:s text:c="7"/>-</text:span></text:p>
          </draw:text-box>
        </draw:frame>
        <draw:polyline draw:style-name="gr16" draw:text-style-name="P1" draw:layer="layout" svg:width="3.285cm" svg:height="0.47cm" svg:x="14.245cm" svg:y="8.398cm" svg:viewBox="0 0 3286 471" draw:points="0,0 3286,0 3286,471">
          <text:p/>
        </draw:polyline>
        <draw:polyline draw:style-name="gr12" draw:text-style-name="P1" draw:layer="layout" svg:width="4.457cm" svg:height="0.939cm" svg:x="14.245cm" svg:y="7.929cm" svg:viewBox="0 0 4458 940" draw:points="0,0 4458,0 4458,940">
          <text:p/>
        </draw:polyline>
        <draw:polyline draw:style-name="gr16" draw:text-style-name="P1" draw:layer="layout" svg:width="3.285cm" svg:height="4.69cm" svg:x="14.245cm" svg:y="7.696cm" svg:viewBox="0 0 3286 4691" draw:points="0,0 2583,0 2583,4691 3286,4691 3286,4446">
          <text:p/>
        </draw:polyline>
        <draw:polyline draw:style-name="gr12" draw:text-style-name="P1" draw:layer="layout" svg:width="4.457cm" svg:height="5.397cm" svg:x="14.245cm" svg:y="7.226cm" svg:viewBox="0 0 4458 5398" draw:points="0,0 2816,0 2816,5398 4458,5398 4458,4907">
          <text:p/>
        </draw:polyline>
        <draw:polygon draw:style-name="gr8" draw:text-style-name="P4" draw:layer="layout" svg:width="0.47cm" svg:height="1.219cm" svg:x="13.775cm" svg:y="8.729cm" svg:viewBox="0 0 471 1220" draw:points="0,0 471,0 471,1220 0,1220">
          <text:p/>
        </draw:polygon>
        <draw:polygon draw:style-name="gr12" draw:text-style-name="P1" draw:layer="layout" svg:width="0.47cm" svg:height="1.219cm" svg:x="13.775cm" svg:y="8.729cm" svg:viewBox="0 0 471 1220" draw:points="471,1220 471,0 0,0 0,1220">
          <text:p/>
        </draw:polygon>
        <draw:frame draw:style-name="gr9" draw:text-style-name="P6" draw:layer="layout" svg:width="1.217cm" svg:height="0.225cm" svg:x="17.492cm" svg:y="11.796cm">
          <draw:text-box>
            <text:p text:style-name="P5"><text:span text:style-name="T1">+ <text:s text:c="7"/>in <text:s text:c="7"/>-</text:span></text:p>
          </draw:text-box>
        </draw:frame>
        <draw:frame draw:style-name="gr10" draw:text-style-name="P7" draw:layer="layout" svg:width="0.874cm" svg:height="0.183cm" draw:transform="rotate (1.5707963267949) translate (13.808cm 9.8cm)">
          <draw:text-box>
            <text:p text:style-name="P5"><text:span text:style-name="T2">Signal lamp</text:span></text:p>
          </draw:text-box>
        </draw:frame>
        <draw:polygon draw:style-name="gr8" draw:text-style-name="P4" draw:layer="layout" svg:width="0.47cm" svg:height="0.703cm" svg:x="13.775cm" svg:y="10.159cm" svg:viewBox="0 0 471 704" draw:points="0,0 471,0 471,704 0,704">
          <text:p/>
        </draw:polygon>
        <draw:polygon draw:style-name="gr12" draw:text-style-name="P1" draw:layer="layout" svg:width="0.47cm" svg:height="0.703cm" svg:x="13.775cm" svg:y="10.159cm" svg:viewBox="0 0 471 704" draw:points="471,704 471,0 0,0 0,704">
          <text:p/>
        </draw:polygon>
        <draw:frame draw:style-name="gr10" draw:text-style-name="P7" draw:layer="layout" svg:width="1.052cm" svg:height="0.183cm" draw:transform="rotate (1.5707963267949) translate (14.007cm 9.864cm)">
          <draw:text-box>
            <text:p text:style-name="P5"><text:span text:style-name="T2">NO <text:s/>COM <text:s/>NC</text:span></text:p>
          </draw:text-box>
        </draw:frame>
        <draw:frame draw:style-name="gr10" draw:text-style-name="P7" draw:layer="layout" svg:width="0.341cm" svg:height="0.183cm" draw:transform="rotate (1.5707963267949) translate (13.808cm 10.681cm)">
          <draw:text-box>
            <text:p text:style-name="P5"><text:span text:style-name="T2">SSR</text:span></text:p>
          </draw:text-box>
        </draw:frame>
        <draw:polygon draw:style-name="gr8" draw:text-style-name="P4" draw:layer="layout" svg:width="0.47cm" svg:height="0.703cm" svg:x="13.775cm" svg:y="10.862cm" svg:viewBox="0 0 471 704" draw:points="0,0 471,0 471,704 0,704">
          <text:p/>
        </draw:polygon>
        <draw:polygon draw:style-name="gr12" draw:text-style-name="P1" draw:layer="layout" svg:width="0.47cm" svg:height="0.703cm" svg:x="13.775cm" svg:y="10.862cm" svg:viewBox="0 0 471 704" draw:points="471,704 471,0 0,0 0,704">
          <text:p/>
        </draw:polygon>
        <draw:frame draw:style-name="gr10" draw:text-style-name="P7" draw:layer="layout" svg:width="0.527cm" svg:height="0.183cm" draw:transform="rotate (1.5707963267949) translate (14.007cm 10.77cm)">
          <draw:text-box>
            <text:p text:style-name="P5"><text:span text:style-name="T2">+ <text:s text:c="7"/>-</text:span></text:p>
          </draw:text-box>
        </draw:frame>
        <draw:frame draw:style-name="gr10" draw:text-style-name="P7" draw:layer="layout" svg:width="0.362cm" svg:height="0.183cm" draw:transform="rotate (1.5707963267949) translate (13.808cm 11.405cm)">
          <draw:text-box>
            <text:p text:style-name="P5"><text:span text:style-name="T2">Door</text:span></text:p>
          </draw:text-box>
        </draw:frame>
        <draw:polygon draw:style-name="gr8" draw:text-style-name="P4" draw:layer="layout" svg:width="0.47cm" svg:height="0.703cm" svg:x="13.775cm" svg:y="11.802cm" svg:viewBox="0 0 471 704" draw:points="0,0 471,0 471,704 0,704">
          <text:p/>
        </draw:polygon>
        <draw:polygon draw:style-name="gr12" draw:text-style-name="P1" draw:layer="layout" svg:width="0.47cm" svg:height="0.703cm" svg:x="13.775cm" svg:y="11.802cm" svg:viewBox="0 0 471 704" draw:points="471,704 471,0 0,0 0,704">
          <text:p/>
        </draw:polygon>
        <draw:frame draw:style-name="gr10" draw:text-style-name="P7" draw:layer="layout" svg:width="0.4cm" svg:height="0.183cm" draw:transform="rotate (1.5707963267949) translate (14.007cm 11.426cm)">
          <draw:text-box>
            <text:p text:style-name="P5"><text:span text:style-name="T2">Cont.</text:span></text:p>
          </draw:text-box>
        </draw:frame>
        <draw:frame draw:style-name="gr10" draw:text-style-name="P7" draw:layer="layout" svg:width="0.324cm" svg:height="0.183cm" draw:transform="rotate (1.5707963267949) translate (13.808cm 12.315cm)">
          <draw:text-box>
            <text:p text:style-name="P5"><text:span text:style-name="T2">LED</text:span></text:p>
          </draw:text-box>
        </draw:frame>
        <draw:polyline draw:style-name="gr12" draw:text-style-name="P1" draw:layer="layout" svg:width="2.346cm" svg:height="6.1cm" svg:x="12.369cm" svg:y="4.174cm" svg:viewBox="0 0 2347 6101" draw:points="1877,6101 2347,6101 2347,0 0,0">
          <text:p/>
        </draw:polyline>
        <draw:polyline draw:style-name="gr16" draw:text-style-name="P1" draw:layer="layout" svg:width="2.578cm" svg:height="6.101cm" svg:x="12.369cm" svg:y="4.643cm" svg:viewBox="0 0 2579 6102" draw:points="0,0 2579,0 2579,6102 1877,6102">
          <text:p/>
        </draw:polyline>
        <draw:polygon draw:style-name="gr8" draw:text-style-name="P4" draw:layer="layout" svg:width="2.113cm" svg:height="0.47cm" svg:x="23.16cm" svg:y="3.941cm" svg:viewBox="0 0 2114 471" draw:points="0,0 2114,0 2114,471 0,471">
          <text:p/>
        </draw:polygon>
        <draw:polygon draw:style-name="gr12" draw:text-style-name="P1" draw:layer="layout" svg:width="2.113cm" svg:height="0.47cm" svg:x="23.16cm" svg:y="3.941cm" svg:viewBox="0 0 2114 471" draw:points="0,471 2114,471 2114,0 0,0">
          <text:p/>
        </draw:polygon>
        <draw:path draw:style-name="gr8" draw:text-style-name="P4" draw:layer="layout" svg:width="0.232cm" svg:height="0.234cm" svg:x="23.279cm" svg:y="4.059cm" svg:viewBox="0 0 233 235" svg:d="M233 116c0-64-50-116-118-116-64 0-115 52-115 116 0 67 51 119 115 119 68 0 118-52 118-119z">
          <text:p/>
        </draw:path>
        <draw:path draw:style-name="gr12" draw:text-style-name="P1" draw:layer="layout" svg:width="0.232cm" svg:height="0.234cm" svg:x="23.279cm" svg:y="4.059cm" svg:viewBox="0 0 233 235" svg:d="M233 116c0-64-50-116-118-116-64 0-115 52-115 116 0 67 51 119 115 119 68 0 118-52 118-119z">
          <text:p/>
        </draw:path>
        <draw:path draw:style-name="gr8" draw:text-style-name="P4" draw:layer="layout" svg:width="0.233cm" svg:height="0.234cm" svg:x="24.921cm" svg:y="4.059cm" svg:viewBox="0 0 234 235" svg:d="M234 116c0-64-51-116-119-116-63 0-115 52-115 116 0 67 52 119 115 119 68 0 119-52 119-119z">
          <text:p/>
        </draw:path>
        <draw:path draw:style-name="gr12" draw:text-style-name="P1" draw:layer="layout" svg:width="0.233cm" svg:height="0.234cm" svg:x="24.921cm" svg:y="4.059cm" svg:viewBox="0 0 234 235" svg:d="M234 116c0-64-51-116-119-116-63 0-115 52-115 116 0 67 52 119 115 119 68 0 119-52 119-119z">
          <text:p/>
        </draw:path>
        <draw:line draw:style-name="gr12" draw:text-style-name="P1" draw:layer="layout" svg:x1="23.511cm" svg:y1="4.174cm" svg:x2="24.921cm" svg:y2="4.174cm">
          <text:p/>
        </draw:line>
        <draw:polygon draw:style-name="gr8" draw:text-style-name="P4" draw:layer="layout" svg:width="0.335cm" svg:height="0.36cm" svg:x="24.049cm" svg:y="3.996cm" svg:viewBox="0 0 336 361" draw:points="0,0 336,0 336,361 0,361">
          <text:p/>
        </draw:polygon>
        <draw:frame draw:style-name="gr10" draw:text-style-name="P7" draw:layer="layout" svg:width="0.527cm" svg:height="0.183cm" draw:transform="rotate (1.5707963267949) translate (14.007cm 12.412cm)">
          <draw:text-box>
            <text:p text:style-name="P5"><text:span text:style-name="T2">+ <text:s text:c="7"/>-</text:span></text:p>
          </draw:text-box>
        </draw:frame>
        <draw:polygon draw:style-name="gr8" draw:text-style-name="P4" draw:layer="layout" svg:width="2.113cm" svg:height="0.47cm" svg:x="23.16cm" svg:y="4.411cm" svg:viewBox="0 0 2114 471" draw:points="0,0 2114,0 2114,471 0,471">
          <text:p/>
        </draw:polygon>
        <draw:polygon draw:style-name="gr12" draw:text-style-name="P1" draw:layer="layout" svg:width="2.113cm" svg:height="0.47cm" svg:x="23.16cm" svg:y="4.411cm" svg:viewBox="0 0 2114 471" draw:points="0,471 2114,471 2114,0 0,0">
          <text:p/>
        </draw:polygon>
        <draw:path draw:style-name="gr8" draw:text-style-name="P4" draw:layer="layout" svg:width="0.232cm" svg:height="0.233cm" svg:x="23.279cm" svg:y="4.529cm" svg:viewBox="0 0 233 234" svg:d="M233 114c0-63-50-114-118-114-64 0-115 51-115 114 0 68 51 120 115 120 68 0 118-52 118-120z">
          <text:p/>
        </draw:path>
        <draw:path draw:style-name="gr12" draw:text-style-name="P1" draw:layer="layout" svg:width="0.232cm" svg:height="0.233cm" svg:x="23.279cm" svg:y="4.529cm" svg:viewBox="0 0 233 234" svg:d="M233 114c0-63-50-114-118-114-64 0-115 51-115 114 0 68 51 120 115 120 68 0 118-52 118-120z">
          <text:p/>
        </draw:path>
        <draw:path draw:style-name="gr8" draw:text-style-name="P4" draw:layer="layout" svg:width="0.233cm" svg:height="0.233cm" svg:x="24.921cm" svg:y="4.529cm" svg:viewBox="0 0 234 234" svg:d="M234 114c0-63-51-114-119-114-63 0-115 51-115 114 0 68 52 120 115 120 68 0 119-52 119-120z">
          <text:p/>
        </draw:path>
        <draw:path draw:style-name="gr12" draw:text-style-name="P1" draw:layer="layout" svg:width="0.233cm" svg:height="0.233cm" svg:x="24.921cm" svg:y="4.529cm" svg:viewBox="0 0 234 234" svg:d="M234 114c0-63-51-114-119-114-63 0-115 51-115 114 0 68 52 120 115 120 68 0 119-52 119-120z">
          <text:p/>
        </draw:path>
        <draw:line draw:style-name="gr12" draw:text-style-name="P1" draw:layer="layout" svg:x1="23.511cm" svg:y1="4.643cm" svg:x2="24.921cm" svg:y2="4.643cm">
          <text:p/>
        </draw:line>
        <draw:polygon draw:style-name="gr8" draw:text-style-name="P4" draw:layer="layout" svg:width="0.335cm" svg:height="0.359cm" svg:x="24.049cm" svg:y="4.466cm" svg:viewBox="0 0 336 360" draw:points="0,0 336,0 336,360 0,360">
          <text:p/>
        </draw:polygon>
        <draw:frame draw:style-name="gr13" draw:text-style-name="P9" draw:layer="layout" svg:width="0.332cm" svg:height="0.332cm" svg:x="24.049cm" svg:y="3.995cm">
          <draw:text-box>
            <text:p text:style-name="P5"><text:span text:style-name="T3">20</text:span></text:p>
          </draw:text-box>
        </draw:frame>
        <draw:polygon draw:style-name="gr8" draw:text-style-name="P4" draw:layer="layout" svg:width="2.113cm" svg:height="0.469cm" svg:x="23.16cm" svg:y="4.881cm" svg:viewBox="0 0 2114 470" draw:points="0,0 2114,0 2114,470 0,470">
          <text:p/>
        </draw:polygon>
        <draw:polygon draw:style-name="gr12" draw:text-style-name="P1" draw:layer="layout" svg:width="2.113cm" svg:height="0.469cm" svg:x="23.16cm" svg:y="4.881cm" svg:viewBox="0 0 2114 470" draw:points="0,470 2114,470 2114,0 0,0">
          <text:p/>
        </draw:polygon>
        <draw:path draw:style-name="gr8" draw:text-style-name="P4" draw:layer="layout" svg:width="0.232cm" svg:height="0.237cm" svg:x="23.279cm" svg:y="4.995cm" svg:viewBox="0 0 233 238" svg:d="M233 119c0-64-50-119-118-119-64 0-115 55-115 119s51 119 115 119c68 0 118-55 118-119z">
          <text:p/>
        </draw:path>
        <draw:path draw:style-name="gr12" draw:text-style-name="P1" draw:layer="layout" svg:width="0.232cm" svg:height="0.237cm" svg:x="23.279cm" svg:y="4.995cm" svg:viewBox="0 0 233 238" svg:d="M233 119c0-64-50-119-118-119-64 0-115 55-115 119s51 119 115 119c68 0 118-55 118-119z">
          <text:p/>
        </draw:path>
        <draw:path draw:style-name="gr8" draw:text-style-name="P4" draw:layer="layout" svg:width="0.233cm" svg:height="0.237cm" svg:x="24.921cm" svg:y="4.995cm" svg:viewBox="0 0 234 238" svg:d="M234 119c0-64-51-119-119-119-63 0-115 55-115 119s52 119 115 119c68 0 119-55 119-119z">
          <text:p/>
        </draw:path>
        <draw:path draw:style-name="gr12" draw:text-style-name="P1" draw:layer="layout" svg:width="0.233cm" svg:height="0.237cm" svg:x="24.921cm" svg:y="4.995cm" svg:viewBox="0 0 234 238" svg:d="M234 119c0-64-51-119-119-119-63 0-115 55-115 119s52 119 115 119c68 0 119-55 119-119z">
          <text:p/>
        </draw:path>
        <draw:line draw:style-name="gr12" draw:text-style-name="P1" draw:layer="layout" svg:x1="23.511cm" svg:y1="5.113cm" svg:x2="24.921cm" svg:y2="5.113cm">
          <text:p/>
        </draw:line>
        <draw:polygon draw:style-name="gr8" draw:text-style-name="P4" draw:layer="layout" svg:width="0.335cm" svg:height="0.355cm" svg:x="24.049cm" svg:y="4.936cm" svg:viewBox="0 0 336 356" draw:points="0,0 336,0 336,356 0,356">
          <text:p/>
        </draw:polygon>
        <draw:frame draw:style-name="gr13" draw:text-style-name="P9" draw:layer="layout" svg:width="0.332cm" svg:height="0.332cm" svg:x="24.049cm" svg:y="4.465cm">
          <draw:text-box>
            <text:p text:style-name="P5"><text:span text:style-name="T3">19</text:span></text:p>
          </draw:text-box>
        </draw:frame>
        <draw:polygon draw:style-name="gr8" draw:text-style-name="P4" draw:layer="layout" svg:width="2.113cm" svg:height="0.466cm" svg:x="23.16cm" svg:y="5.35cm" svg:viewBox="0 0 2114 467" draw:points="0,0 2114,0 2114,467 0,467">
          <text:p/>
        </draw:polygon>
        <draw:polygon draw:style-name="gr12" draw:text-style-name="P1" draw:layer="layout" svg:width="2.113cm" svg:height="0.466cm" svg:x="23.16cm" svg:y="5.35cm" svg:viewBox="0 0 2114 467" draw:points="0,467 2114,467 2114,0 0,0">
          <text:p/>
        </draw:polygon>
        <draw:path draw:style-name="gr8" draw:text-style-name="P4" draw:layer="layout" svg:width="0.232cm" svg:height="0.237cm" svg:x="23.279cm" svg:y="5.465cm" svg:viewBox="0 0 233 238" svg:d="M233 119c0-64-50-119-118-119-64 0-115 55-115 119s51 119 115 119c68 0 118-55 118-119z">
          <text:p/>
        </draw:path>
        <draw:path draw:style-name="gr12" draw:text-style-name="P1" draw:layer="layout" svg:width="0.232cm" svg:height="0.237cm" svg:x="23.279cm" svg:y="5.465cm" svg:viewBox="0 0 233 238" svg:d="M233 119c0-64-50-119-118-119-64 0-115 55-115 119s51 119 115 119c68 0 118-55 118-119z">
          <text:p/>
        </draw:path>
        <draw:path draw:style-name="gr8" draw:text-style-name="P4" draw:layer="layout" svg:width="0.233cm" svg:height="0.237cm" svg:x="24.921cm" svg:y="5.465cm" svg:viewBox="0 0 234 238" svg:d="M234 119c0-64-51-119-119-119-63 0-115 55-115 119s52 119 115 119c68 0 119-55 119-119z">
          <text:p/>
        </draw:path>
        <draw:path draw:style-name="gr12" draw:text-style-name="P1" draw:layer="layout" svg:width="0.233cm" svg:height="0.237cm" svg:x="24.921cm" svg:y="5.465cm" svg:viewBox="0 0 234 238" svg:d="M234 119c0-64-51-119-119-119-63 0-115 55-115 119s52 119 115 119c68 0 119-55 119-119z">
          <text:p/>
        </draw:path>
        <draw:line draw:style-name="gr12" draw:text-style-name="P1" draw:layer="layout" svg:x1="23.511cm" svg:y1="5.583cm" svg:x2="24.921cm" svg:y2="5.583cm">
          <text:p/>
        </draw:line>
        <draw:polygon draw:style-name="gr8" draw:text-style-name="P4" draw:layer="layout" svg:width="0.335cm" svg:height="0.356cm" svg:x="24.049cm" svg:y="5.405cm" svg:viewBox="0 0 336 357" draw:points="0,0 336,0 336,357 0,357">
          <text:p/>
        </draw:polygon>
        <draw:frame draw:style-name="gr13" draw:text-style-name="P9" draw:layer="layout" svg:width="0.332cm" svg:height="0.332cm" svg:x="24.049cm" svg:y="4.935cm">
          <draw:text-box>
            <text:p text:style-name="P5"><text:span text:style-name="T3">18</text:span></text:p>
          </draw:text-box>
        </draw:frame>
        <draw:polygon draw:style-name="gr8" draw:text-style-name="P4" draw:layer="layout" svg:width="2.113cm" svg:height="0.47cm" svg:x="23.16cm" svg:y="5.816cm" svg:viewBox="0 0 2114 471" draw:points="0,0 2114,0 2114,471 0,471">
          <text:p/>
        </draw:polygon>
        <draw:polygon draw:style-name="gr12" draw:text-style-name="P1" draw:layer="layout" svg:width="2.113cm" svg:height="0.47cm" svg:x="23.16cm" svg:y="5.816cm" svg:viewBox="0 0 2114 471" draw:points="0,471 2114,471 2114,0 0,0">
          <text:p/>
        </draw:polygon>
        <draw:path draw:style-name="gr8" draw:text-style-name="P4" draw:layer="layout" svg:width="0.232cm" svg:height="0.237cm" svg:x="23.279cm" svg:y="5.935cm" svg:viewBox="0 0 233 238" svg:d="M233 119c0-69-50-119-118-119-64 0-115 50-115 119 0 64 51 119 115 119 68 0 118-55 118-119z">
          <text:p/>
        </draw:path>
        <draw:path draw:style-name="gr12" draw:text-style-name="P1" draw:layer="layout" svg:width="0.232cm" svg:height="0.237cm" svg:x="23.279cm" svg:y="5.935cm" svg:viewBox="0 0 233 238" svg:d="M233 119c0-69-50-119-118-119-64 0-115 50-115 119 0 64 51 119 115 119 68 0 118-55 118-119z">
          <text:p/>
        </draw:path>
        <draw:path draw:style-name="gr8" draw:text-style-name="P4" draw:layer="layout" svg:width="0.233cm" svg:height="0.237cm" svg:x="24.921cm" svg:y="5.935cm" svg:viewBox="0 0 234 238" svg:d="M234 119c0-69-51-119-119-119-63 0-115 50-115 119 0 64 52 119 115 119 68 0 119-55 119-119z">
          <text:p/>
        </draw:path>
        <draw:path draw:style-name="gr12" draw:text-style-name="P1" draw:layer="layout" svg:width="0.233cm" svg:height="0.237cm" svg:x="24.921cm" svg:y="5.935cm" svg:viewBox="0 0 234 238" svg:d="M234 119c0-69-51-119-119-119-63 0-115 50-115 119 0 64 52 119 115 119 68 0 119-55 119-119z">
          <text:p/>
        </draw:path>
        <draw:line draw:style-name="gr12" draw:text-style-name="P1" draw:layer="layout" svg:x1="23.511cm" svg:y1="6.053cm" svg:x2="24.921cm" svg:y2="6.053cm">
          <text:p/>
        </draw:line>
        <draw:polygon draw:style-name="gr8" draw:text-style-name="P4" draw:layer="layout" svg:width="0.335cm" svg:height="0.356cm" svg:x="24.049cm" svg:y="5.875cm" svg:viewBox="0 0 336 357" draw:points="0,0 336,0 336,357 0,357">
          <text:p/>
        </draw:polygon>
        <draw:frame draw:style-name="gr13" draw:text-style-name="P9" draw:layer="layout" svg:width="0.332cm" svg:height="0.332cm" svg:x="24.049cm" svg:y="5.405cm">
          <draw:text-box>
            <text:p text:style-name="P5"><text:span text:style-name="T3">17</text:span></text:p>
          </draw:text-box>
        </draw:frame>
        <draw:polygon draw:style-name="gr8" draw:text-style-name="P4" draw:layer="layout" svg:width="2.113cm" svg:height="0.47cm" svg:x="23.16cm" svg:y="6.286cm" svg:viewBox="0 0 2114 471" draw:points="0,0 2114,0 2114,471 0,471">
          <text:p/>
        </draw:polygon>
        <draw:polygon draw:style-name="gr12" draw:text-style-name="P1" draw:layer="layout" svg:width="2.113cm" svg:height="0.47cm" svg:x="23.16cm" svg:y="6.286cm" svg:viewBox="0 0 2114 471" draw:points="0,471 2114,471 2114,0 0,0">
          <text:p/>
        </draw:polygon>
        <draw:path draw:style-name="gr8" draw:text-style-name="P4" draw:layer="layout" svg:width="0.232cm" svg:height="0.232cm" svg:x="23.279cm" svg:y="6.405cm" svg:viewBox="0 0 233 233" svg:d="M233 118c0-68-50-118-118-118-64 0-115 50-115 118 0 64 51 115 115 115 68 0 118-51 118-115z">
          <text:p/>
        </draw:path>
        <draw:path draw:style-name="gr12" draw:text-style-name="P1" draw:layer="layout" svg:width="0.232cm" svg:height="0.232cm" svg:x="23.279cm" svg:y="6.405cm" svg:viewBox="0 0 233 233" svg:d="M233 118c0-68-50-118-118-118-64 0-115 50-115 118 0 64 51 115 115 115 68 0 118-51 118-115z">
          <text:p/>
        </draw:path>
        <draw:path draw:style-name="gr8" draw:text-style-name="P4" draw:layer="layout" svg:width="0.233cm" svg:height="0.232cm" svg:x="24.921cm" svg:y="6.405cm" svg:viewBox="0 0 234 233" svg:d="M234 118c0-68-51-118-119-118-63 0-115 50-115 118 0 64 52 115 115 115 68 0 119-51 119-115z">
          <text:p/>
        </draw:path>
        <draw:path draw:style-name="gr12" draw:text-style-name="P1" draw:layer="layout" svg:width="0.233cm" svg:height="0.232cm" svg:x="24.921cm" svg:y="6.405cm" svg:viewBox="0 0 234 233" svg:d="M234 118c0-68-51-118-119-118-63 0-115 50-115 118 0 64 52 115 115 115 68 0 119-51 119-115z">
          <text:p/>
        </draw:path>
        <draw:line draw:style-name="gr12" draw:text-style-name="P1" draw:layer="layout" svg:x1="23.511cm" svg:y1="6.523cm" svg:x2="24.921cm" svg:y2="6.523cm">
          <text:p/>
        </draw:line>
        <draw:polygon draw:style-name="gr8" draw:text-style-name="P4" draw:layer="layout" svg:width="0.335cm" svg:height="0.36cm" svg:x="24.049cm" svg:y="6.341cm" svg:viewBox="0 0 336 361" draw:points="0,0 336,0 336,361 0,361">
          <text:p/>
        </draw:polygon>
        <draw:frame draw:style-name="gr13" draw:text-style-name="P9" draw:layer="layout" svg:width="0.332cm" svg:height="0.332cm" svg:x="24.049cm" svg:y="5.87cm">
          <draw:text-box>
            <text:p text:style-name="P5"><text:span text:style-name="T3">16</text:span></text:p>
          </draw:text-box>
        </draw:frame>
        <draw:polygon draw:style-name="gr8" draw:text-style-name="P4" draw:layer="layout" svg:width="2.113cm" svg:height="0.47cm" svg:x="23.16cm" svg:y="6.756cm" svg:viewBox="0 0 2114 471" draw:points="0,0 2114,0 2114,471 0,471">
          <text:p/>
        </draw:polygon>
        <draw:polygon draw:style-name="gr12" draw:text-style-name="P1" draw:layer="layout" svg:width="2.113cm" svg:height="0.47cm" svg:x="23.16cm" svg:y="6.756cm" svg:viewBox="0 0 2114 471" draw:points="0,471 2114,471 2114,0 0,0">
          <text:p/>
        </draw:polygon>
        <draw:path draw:style-name="gr8" draw:text-style-name="P4" draw:layer="layout" svg:width="0.232cm" svg:height="0.233cm" svg:x="23.279cm" svg:y="6.874cm" svg:viewBox="0 0 233 234" svg:d="M233 115c0-64-50-115-118-115-64 0-115 51-115 115 0 67 51 119 115 119 68 0 118-52 118-119z">
          <text:p/>
        </draw:path>
        <draw:path draw:style-name="gr12" draw:text-style-name="P1" draw:layer="layout" svg:width="0.232cm" svg:height="0.233cm" svg:x="23.279cm" svg:y="6.874cm" svg:viewBox="0 0 233 234" svg:d="M233 115c0-64-50-115-118-115-64 0-115 51-115 115 0 67 51 119 115 119 68 0 118-52 118-119z">
          <text:p/>
        </draw:path>
        <draw:path draw:style-name="gr8" draw:text-style-name="P4" draw:layer="layout" svg:width="0.233cm" svg:height="0.233cm" svg:x="24.921cm" svg:y="6.874cm" svg:viewBox="0 0 234 234" svg:d="M234 115c0-64-51-115-119-115-63 0-115 51-115 115 0 67 52 119 115 119 68 0 119-52 119-119z">
          <text:p/>
        </draw:path>
        <draw:path draw:style-name="gr12" draw:text-style-name="P1" draw:layer="layout" svg:width="0.233cm" svg:height="0.233cm" svg:x="24.921cm" svg:y="6.874cm" svg:viewBox="0 0 234 234" svg:d="M234 115c0-64-51-115-119-115-63 0-115 51-115 115 0 67 52 119 115 119 68 0 119-52 119-119z">
          <text:p/>
        </draw:path>
        <draw:line draw:style-name="gr12" draw:text-style-name="P1" draw:layer="layout" svg:x1="23.511cm" svg:y1="6.989cm" svg:x2="24.921cm" svg:y2="6.989cm">
          <text:p/>
        </draw:line>
        <draw:polygon draw:style-name="gr8" draw:text-style-name="P4" draw:layer="layout" svg:width="0.335cm" svg:height="0.36cm" svg:x="24.049cm" svg:y="6.811cm" svg:viewBox="0 0 336 361" draw:points="0,0 336,0 336,361 0,361">
          <text:p/>
        </draw:polygon>
        <draw:frame draw:style-name="gr13" draw:text-style-name="P9" draw:layer="layout" svg:width="0.332cm" svg:height="0.332cm" svg:x="24.049cm" svg:y="6.34cm">
          <draw:text-box>
            <text:p text:style-name="P5"><text:span text:style-name="T3">15</text:span></text:p>
          </draw:text-box>
        </draw:frame>
        <draw:polygon draw:style-name="gr8" draw:text-style-name="P4" draw:layer="layout" svg:width="2.113cm" svg:height="0.47cm" svg:x="23.16cm" svg:y="7.226cm" svg:viewBox="0 0 2114 471" draw:points="0,0 2114,0 2114,471 0,471">
          <text:p/>
        </draw:polygon>
        <draw:polygon draw:style-name="gr12" draw:text-style-name="P1" draw:layer="layout" svg:width="2.113cm" svg:height="0.47cm" svg:x="23.16cm" svg:y="7.226cm" svg:viewBox="0 0 2114 471" draw:points="0,471 2114,471 2114,0 0,0">
          <text:p/>
        </draw:polygon>
        <draw:path draw:style-name="gr8" draw:text-style-name="P4" draw:layer="layout" svg:width="0.232cm" svg:height="0.233cm" svg:x="23.279cm" svg:y="7.344cm" svg:viewBox="0 0 233 234" svg:d="M233 115c0-64-50-115-118-115-64 0-115 51-115 115 0 67 51 119 115 119 68 0 118-52 118-119z">
          <text:p/>
        </draw:path>
        <draw:path draw:style-name="gr12" draw:text-style-name="P1" draw:layer="layout" svg:width="0.232cm" svg:height="0.233cm" svg:x="23.279cm" svg:y="7.344cm" svg:viewBox="0 0 233 234" svg:d="M233 115c0-64-50-115-118-115-64 0-115 51-115 115 0 67 51 119 115 119 68 0 118-52 118-119z">
          <text:p/>
        </draw:path>
        <draw:path draw:style-name="gr8" draw:text-style-name="P4" draw:layer="layout" svg:width="0.233cm" svg:height="0.233cm" svg:x="24.921cm" svg:y="7.344cm" svg:viewBox="0 0 234 234" svg:d="M234 115c0-64-51-115-119-115-63 0-115 51-115 115 0 67 52 119 115 119 68 0 119-52 119-119z">
          <text:p/>
        </draw:path>
        <draw:path draw:style-name="gr12" draw:text-style-name="P1" draw:layer="layout" svg:width="0.233cm" svg:height="0.233cm" svg:x="24.921cm" svg:y="7.344cm" svg:viewBox="0 0 234 234" svg:d="M234 115c0-64-51-115-119-115-63 0-115 51-115 115 0 67 52 119 115 119 68 0 119-52 119-119z">
          <text:p/>
        </draw:path>
        <draw:line draw:style-name="gr12" draw:text-style-name="P1" draw:layer="layout" svg:x1="23.511cm" svg:y1="7.459cm" svg:x2="24.921cm" svg:y2="7.459cm">
          <text:p/>
        </draw:line>
        <draw:polygon draw:style-name="gr8" draw:text-style-name="P4" draw:layer="layout" svg:width="0.335cm" svg:height="0.36cm" svg:x="24.049cm" svg:y="7.281cm" svg:viewBox="0 0 336 361" draw:points="0,0 336,0 336,361 0,361">
          <text:p/>
        </draw:polygon>
        <draw:frame draw:style-name="gr13" draw:text-style-name="P9" draw:layer="layout" svg:width="0.332cm" svg:height="0.332cm" svg:x="24.049cm" svg:y="6.81cm">
          <draw:text-box>
            <text:p text:style-name="P5"><text:span text:style-name="T3">14</text:span></text:p>
          </draw:text-box>
        </draw:frame>
        <draw:polygon draw:style-name="gr8" draw:text-style-name="P4" draw:layer="layout" svg:width="2.113cm" svg:height="0.47cm" svg:x="23.16cm" svg:y="7.696cm" svg:viewBox="0 0 2114 471" draw:points="0,0 2114,0 2114,471 0,471">
          <text:p/>
        </draw:polygon>
        <draw:polygon draw:style-name="gr12" draw:text-style-name="P1" draw:layer="layout" svg:width="2.113cm" svg:height="0.47cm" svg:x="23.16cm" svg:y="7.696cm" svg:viewBox="0 0 2114 471" draw:points="0,471 2114,471 2114,0 0,0">
          <text:p/>
        </draw:polygon>
        <draw:path draw:style-name="gr8" draw:text-style-name="P4" draw:layer="layout" svg:width="0.232cm" svg:height="0.237cm" svg:x="23.279cm" svg:y="7.81cm" svg:viewBox="0 0 233 238" svg:d="M233 119c0-64-50-119-118-119-64 0-115 55-115 119s51 119 115 119c68 0 118-55 118-119z">
          <text:p/>
        </draw:path>
        <draw:path draw:style-name="gr12" draw:text-style-name="P1" draw:layer="layout" svg:width="0.232cm" svg:height="0.237cm" svg:x="23.279cm" svg:y="7.81cm" svg:viewBox="0 0 233 238" svg:d="M233 119c0-64-50-119-118-119-64 0-115 55-115 119s51 119 115 119c68 0 118-55 118-119z">
          <text:p/>
        </draw:path>
        <draw:path draw:style-name="gr8" draw:text-style-name="P4" draw:layer="layout" svg:width="0.233cm" svg:height="0.237cm" svg:x="24.921cm" svg:y="7.81cm" svg:viewBox="0 0 234 238" svg:d="M234 119c0-64-51-119-119-119-63 0-115 55-115 119s52 119 115 119c68 0 119-55 119-119z">
          <text:p/>
        </draw:path>
        <draw:path draw:style-name="gr12" draw:text-style-name="P1" draw:layer="layout" svg:width="0.233cm" svg:height="0.237cm" svg:x="24.921cm" svg:y="7.81cm" svg:viewBox="0 0 234 238" svg:d="M234 119c0-64-51-119-119-119-63 0-115 55-115 119s52 119 115 119c68 0 119-55 119-119z">
          <text:p/>
        </draw:path>
        <draw:line draw:style-name="gr12" draw:text-style-name="P1" draw:layer="layout" svg:x1="23.511cm" svg:y1="7.929cm" svg:x2="24.921cm" svg:y2="7.929cm">
          <text:p/>
        </draw:line>
        <draw:polygon draw:style-name="gr8" draw:text-style-name="P4" draw:layer="layout" svg:width="0.335cm" svg:height="0.355cm" svg:x="24.049cm" svg:y="7.751cm" svg:viewBox="0 0 336 356" draw:points="0,0 336,0 336,356 0,356">
          <text:p/>
        </draw:polygon>
        <draw:frame draw:style-name="gr13" draw:text-style-name="P9" draw:layer="layout" svg:width="0.332cm" svg:height="0.332cm" svg:x="24.049cm" svg:y="7.28cm">
          <draw:text-box>
            <text:p text:style-name="P5"><text:span text:style-name="T3">13</text:span></text:p>
          </draw:text-box>
        </draw:frame>
        <draw:polygon draw:style-name="gr8" draw:text-style-name="P4" draw:layer="layout" svg:width="2.113cm" svg:height="0.465cm" svg:x="23.16cm" svg:y="8.166cm" svg:viewBox="0 0 2114 466" draw:points="0,0 2114,0 2114,466 0,466">
          <text:p/>
        </draw:polygon>
        <draw:polygon draw:style-name="gr12" draw:text-style-name="P1" draw:layer="layout" svg:width="2.113cm" svg:height="0.465cm" svg:x="23.16cm" svg:y="8.166cm" svg:viewBox="0 0 2114 466" draw:points="0,466 2114,466 2114,0 0,0">
          <text:p/>
        </draw:polygon>
        <draw:path draw:style-name="gr8" draw:text-style-name="P4" draw:layer="layout" svg:width="0.232cm" svg:height="0.237cm" svg:x="23.279cm" svg:y="8.28cm" svg:viewBox="0 0 233 238" svg:d="M233 118c0-63-50-118-118-118-64 0-115 55-115 118 0 65 51 120 115 120 68 0 118-55 118-120z">
          <text:p/>
        </draw:path>
        <draw:path draw:style-name="gr12" draw:text-style-name="P1" draw:layer="layout" svg:width="0.232cm" svg:height="0.237cm" svg:x="23.279cm" svg:y="8.28cm" svg:viewBox="0 0 233 238" svg:d="M233 118c0-63-50-118-118-118-64 0-115 55-115 118 0 65 51 120 115 120 68 0 118-55 118-120z">
          <text:p/>
        </draw:path>
        <draw:path draw:style-name="gr8" draw:text-style-name="P4" draw:layer="layout" svg:width="0.233cm" svg:height="0.237cm" svg:x="24.921cm" svg:y="8.28cm" svg:viewBox="0 0 234 238" svg:d="M234 118c0-63-51-118-119-118-63 0-115 55-115 118 0 65 52 120 115 120 68 0 119-55 119-120z">
          <text:p/>
        </draw:path>
        <draw:path draw:style-name="gr12" draw:text-style-name="P1" draw:layer="layout" svg:width="0.233cm" svg:height="0.237cm" svg:x="24.921cm" svg:y="8.28cm" svg:viewBox="0 0 234 238" svg:d="M234 118c0-63-51-118-119-118-63 0-115 55-115 118 0 65 52 120 115 120 68 0 119-55 119-120z">
          <text:p/>
        </draw:path>
        <draw:line draw:style-name="gr12" draw:text-style-name="P1" draw:layer="layout" svg:x1="23.511cm" svg:y1="8.398cm" svg:x2="24.921cm" svg:y2="8.398cm">
          <text:p/>
        </draw:line>
        <draw:polygon draw:style-name="gr8" draw:text-style-name="P4" draw:layer="layout" svg:width="0.335cm" svg:height="0.355cm" svg:x="24.049cm" svg:y="8.221cm" svg:viewBox="0 0 336 356" draw:points="0,0 336,0 336,356 0,356">
          <text:p/>
        </draw:polygon>
        <draw:frame draw:style-name="gr13" draw:text-style-name="P9" draw:layer="layout" svg:width="0.332cm" svg:height="0.332cm" svg:x="24.049cm" svg:y="7.75cm">
          <draw:text-box>
            <text:p text:style-name="P5"><text:span text:style-name="T3">12</text:span></text:p>
          </draw:text-box>
        </draw:frame>
        <draw:polygon draw:style-name="gr8" draw:text-style-name="P4" draw:layer="layout" svg:width="2.113cm" svg:height="0.47cm" svg:x="23.16cm" svg:y="8.631cm" svg:viewBox="0 0 2114 471" draw:points="0,0 2114,0 2114,471 0,471">
          <text:p/>
        </draw:polygon>
        <draw:polygon draw:style-name="gr12" draw:text-style-name="P1" draw:layer="layout" svg:width="2.113cm" svg:height="0.47cm" svg:x="23.16cm" svg:y="8.631cm" svg:viewBox="0 0 2114 471" draw:points="0,471 2114,471 2114,0 0,0">
          <text:p/>
        </draw:polygon>
        <draw:path draw:style-name="gr8" draw:text-style-name="P4" draw:layer="layout" svg:width="0.232cm" svg:height="0.237cm" svg:x="23.279cm" svg:y="8.75cm" svg:viewBox="0 0 233 238" svg:d="M233 118c0-63-50-118-118-118-64 0-115 55-115 118 0 65 51 120 115 120 68 0 118-55 118-120z">
          <text:p/>
        </draw:path>
        <draw:path draw:style-name="gr12" draw:text-style-name="P1" draw:layer="layout" svg:width="0.232cm" svg:height="0.237cm" svg:x="23.279cm" svg:y="8.75cm" svg:viewBox="0 0 233 238" svg:d="M233 118c0-63-50-118-118-118-64 0-115 55-115 118 0 65 51 120 115 120 68 0 118-55 118-120z">
          <text:p/>
        </draw:path>
        <draw:path draw:style-name="gr8" draw:text-style-name="P4" draw:layer="layout" svg:width="0.233cm" svg:height="0.237cm" svg:x="24.921cm" svg:y="8.75cm" svg:viewBox="0 0 234 238" svg:d="M234 118c0-63-51-118-119-118-63 0-115 55-115 118 0 65 52 120 115 120 68 0 119-55 119-120z">
          <text:p/>
        </draw:path>
        <draw:path draw:style-name="gr12" draw:text-style-name="P1" draw:layer="layout" svg:width="0.233cm" svg:height="0.237cm" svg:x="24.921cm" svg:y="8.75cm" svg:viewBox="0 0 234 238" svg:d="M234 118c0-63-51-118-119-118-63 0-115 55-115 118 0 65 52 120 115 120 68 0 119-55 119-120z">
          <text:p/>
        </draw:path>
        <draw:line draw:style-name="gr12" draw:text-style-name="P1" draw:layer="layout" svg:x1="23.511cm" svg:y1="8.868cm" svg:x2="24.921cm" svg:y2="8.868cm">
          <text:p/>
        </draw:line>
        <draw:polygon draw:style-name="gr8" draw:text-style-name="P4" draw:layer="layout" svg:width="0.335cm" svg:height="0.355cm" svg:x="24.049cm" svg:y="8.691cm" svg:viewBox="0 0 336 356" draw:points="0,0 336,0 336,356 0,356">
          <text:p/>
        </draw:polygon>
        <draw:frame draw:style-name="gr13" draw:text-style-name="P9" draw:layer="layout" svg:width="0.332cm" svg:height="0.332cm" svg:x="24.049cm" svg:y="8.22cm">
          <draw:text-box>
            <text:p text:style-name="P5"><text:span text:style-name="T3">11</text:span></text:p>
          </draw:text-box>
        </draw:frame>
        <draw:polygon draw:style-name="gr8" draw:text-style-name="P4" draw:layer="layout" svg:width="2.113cm" svg:height="0.47cm" svg:x="23.16cm" svg:y="9.101cm" svg:viewBox="0 0 2114 471" draw:points="0,0 2114,0 2114,471 0,471">
          <text:p/>
        </draw:polygon>
        <draw:polygon draw:style-name="gr12" draw:text-style-name="P1" draw:layer="layout" svg:width="2.113cm" svg:height="0.47cm" svg:x="23.16cm" svg:y="9.101cm" svg:viewBox="0 0 2114 471" draw:points="0,471 2114,471 2114,0 0,0">
          <text:p/>
        </draw:polygon>
        <draw:path draw:style-name="gr8" draw:text-style-name="P4" draw:layer="layout" svg:width="0.232cm" svg:height="0.233cm" svg:x="23.279cm" svg:y="9.22cm" svg:viewBox="0 0 233 234" svg:d="M233 118c0-68-50-118-118-118-64 0-115 50-115 118 0 65 51 116 115 116 68 0 118-51 118-116z">
          <text:p/>
        </draw:path>
        <draw:path draw:style-name="gr12" draw:text-style-name="P1" draw:layer="layout" svg:width="0.232cm" svg:height="0.233cm" svg:x="23.279cm" svg:y="9.22cm" svg:viewBox="0 0 233 234" svg:d="M233 118c0-68-50-118-118-118-64 0-115 50-115 118 0 65 51 116 115 116 68 0 118-51 118-116z">
          <text:p/>
        </draw:path>
        <draw:path draw:style-name="gr8" draw:text-style-name="P4" draw:layer="layout" svg:width="0.233cm" svg:height="0.233cm" svg:x="24.921cm" svg:y="9.22cm" svg:viewBox="0 0 234 234" svg:d="M234 118c0-68-51-118-119-118-63 0-115 50-115 118 0 65 52 116 115 116 68 0 119-51 119-116z">
          <text:p/>
        </draw:path>
        <draw:path draw:style-name="gr12" draw:text-style-name="P1" draw:layer="layout" svg:width="0.233cm" svg:height="0.233cm" svg:x="24.921cm" svg:y="9.22cm" svg:viewBox="0 0 234 234" svg:d="M234 118c0-68-51-118-119-118-63 0-115 50-115 118 0 65 52 116 115 116 68 0 119-51 119-116z">
          <text:p/>
        </draw:path>
        <draw:line draw:style-name="gr12" draw:text-style-name="P1" draw:layer="layout" svg:x1="23.511cm" svg:y1="9.338cm" svg:x2="24.921cm" svg:y2="9.338cm">
          <text:p/>
        </draw:line>
        <draw:polygon draw:style-name="gr8" draw:text-style-name="P4" draw:layer="layout" svg:width="0.165cm" svg:height="0.36cm" svg:x="24.134cm" svg:y="9.156cm" svg:viewBox="0 0 166 361" draw:points="0,0 166,0 166,361 0,361">
          <text:p/>
        </draw:polygon>
        <draw:frame draw:style-name="gr13" draw:text-style-name="P9" draw:layer="layout" svg:width="0.332cm" svg:height="0.332cm" svg:x="24.049cm" svg:y="8.685cm">
          <draw:text-box>
            <text:p text:style-name="P5"><text:span text:style-name="T3">10</text:span></text:p>
          </draw:text-box>
        </draw:frame>
        <draw:polygon draw:style-name="gr8" draw:text-style-name="P4" draw:layer="layout" svg:width="2.113cm" svg:height="0.47cm" svg:x="23.16cm" svg:y="9.571cm" svg:viewBox="0 0 2114 471" draw:points="0,0 2114,0 2114,471 0,471">
          <text:p/>
        </draw:polygon>
        <draw:polygon draw:style-name="gr12" draw:text-style-name="P1" draw:layer="layout" svg:width="2.113cm" svg:height="0.47cm" svg:x="23.16cm" svg:y="9.571cm" svg:viewBox="0 0 2114 471" draw:points="0,471 2114,471 2114,0 0,0">
          <text:p/>
        </draw:polygon>
        <draw:path draw:style-name="gr8" draw:text-style-name="P4" draw:layer="layout" svg:width="0.232cm" svg:height="0.232cm" svg:x="23.279cm" svg:y="9.69cm" svg:viewBox="0 0 233 233" svg:d="M233 118c0-68-50-118-118-118-64 0-115 50-115 118 0 65 51 115 115 115 68 0 118-50 118-115z">
          <text:p/>
        </draw:path>
        <draw:path draw:style-name="gr12" draw:text-style-name="P1" draw:layer="layout" svg:width="0.232cm" svg:height="0.232cm" svg:x="23.279cm" svg:y="9.69cm" svg:viewBox="0 0 233 233" svg:d="M233 118c0-68-50-118-118-118-64 0-115 50-115 118 0 65 51 115 115 115 68 0 118-50 118-115z">
          <text:p/>
        </draw:path>
        <draw:path draw:style-name="gr8" draw:text-style-name="P4" draw:layer="layout" svg:width="0.233cm" svg:height="0.232cm" svg:x="24.921cm" svg:y="9.69cm" svg:viewBox="0 0 234 233" svg:d="M234 118c0-68-51-118-119-118-63 0-115 50-115 118 0 65 52 115 115 115 68 0 119-50 119-115z">
          <text:p/>
        </draw:path>
        <draw:path draw:style-name="gr12" draw:text-style-name="P1" draw:layer="layout" svg:width="0.233cm" svg:height="0.232cm" svg:x="24.921cm" svg:y="9.69cm" svg:viewBox="0 0 234 233" svg:d="M234 118c0-68-51-118-119-118-63 0-115 50-115 118 0 65 52 115 115 115 68 0 119-50 119-115z">
          <text:p/>
        </draw:path>
        <draw:line draw:style-name="gr12" draw:text-style-name="P1" draw:layer="layout" svg:x1="23.511cm" svg:y1="9.808cm" svg:x2="24.921cm" svg:y2="9.808cm">
          <text:p/>
        </draw:line>
        <draw:polygon draw:style-name="gr8" draw:text-style-name="P4" draw:layer="layout" svg:width="0.165cm" svg:height="0.36cm" svg:x="24.134cm" svg:y="9.626cm" svg:viewBox="0 0 166 361" draw:points="0,0 166,0 166,361 0,361">
          <text:p/>
        </draw:polygon>
        <draw:frame draw:style-name="gr13" draw:text-style-name="P9" draw:layer="layout" svg:width="0.295cm" svg:height="0.332cm" svg:x="24.13cm" svg:y="9.155cm">
          <draw:text-box>
            <text:p text:style-name="P5"><text:span text:style-name="T3">9</text:span></text:p>
          </draw:text-box>
        </draw:frame>
        <draw:polygon draw:style-name="gr8" draw:text-style-name="P4" draw:layer="layout" svg:width="2.113cm" svg:height="0.47cm" svg:x="23.16cm" svg:y="10.041cm" svg:viewBox="0 0 2114 471" draw:points="0,0 2114,0 2114,471 0,471">
          <text:p/>
        </draw:polygon>
        <draw:polygon draw:style-name="gr12" draw:text-style-name="P1" draw:layer="layout" svg:width="2.113cm" svg:height="0.47cm" svg:x="23.16cm" svg:y="10.041cm" svg:viewBox="0 0 2114 471" draw:points="0,471 2114,471 2114,0 0,0">
          <text:p/>
        </draw:polygon>
        <draw:path draw:style-name="gr8" draw:text-style-name="P4" draw:layer="layout" svg:width="0.232cm" svg:height="0.233cm" svg:x="23.279cm" svg:y="10.159cm" svg:viewBox="0 0 233 234" svg:d="M233 115c0-64-50-115-118-115-64 0-115 51-115 115 0 69 51 119 115 119 68 0 118-50 118-119z">
          <text:p/>
        </draw:path>
        <draw:path draw:style-name="gr12" draw:text-style-name="P1" draw:layer="layout" svg:width="0.232cm" svg:height="0.233cm" svg:x="23.279cm" svg:y="10.159cm" svg:viewBox="0 0 233 234" svg:d="M233 115c0-64-50-115-118-115-64 0-115 51-115 115 0 69 51 119 115 119 68 0 118-50 118-119z">
          <text:p/>
        </draw:path>
        <draw:path draw:style-name="gr8" draw:text-style-name="P4" draw:layer="layout" svg:width="0.233cm" svg:height="0.233cm" svg:x="24.921cm" svg:y="10.159cm" svg:viewBox="0 0 234 234" svg:d="M234 115c0-64-51-115-119-115-63 0-115 51-115 115 0 69 52 119 115 119 68 0 119-50 119-119z">
          <text:p/>
        </draw:path>
        <draw:path draw:style-name="gr12" draw:text-style-name="P1" draw:layer="layout" svg:width="0.233cm" svg:height="0.233cm" svg:x="24.921cm" svg:y="10.159cm" svg:viewBox="0 0 234 234" svg:d="M234 115c0-64-51-115-119-115-63 0-115 51-115 115 0 69 52 119 115 119 68 0 119-50 119-119z">
          <text:p/>
        </draw:path>
        <draw:line draw:style-name="gr12" draw:text-style-name="P1" draw:layer="layout" svg:x1="23.511cm" svg:y1="10.274cm" svg:x2="24.921cm" svg:y2="10.274cm">
          <text:p/>
        </draw:line>
        <draw:polygon draw:style-name="gr8" draw:text-style-name="P4" draw:layer="layout" svg:width="0.165cm" svg:height="0.36cm" svg:x="24.134cm" svg:y="10.096cm" svg:viewBox="0 0 166 361" draw:points="0,0 166,0 166,361 0,361">
          <text:p/>
        </draw:polygon>
        <draw:frame draw:style-name="gr13" draw:text-style-name="P9" draw:layer="layout" svg:width="0.295cm" svg:height="0.332cm" svg:x="24.13cm" svg:y="9.625cm">
          <draw:text-box>
            <text:p text:style-name="P5"><text:span text:style-name="T3">8</text:span></text:p>
          </draw:text-box>
        </draw:frame>
        <draw:polygon draw:style-name="gr8" draw:text-style-name="P4" draw:layer="layout" svg:width="2.113cm" svg:height="0.47cm" svg:x="23.16cm" svg:y="10.511cm" svg:viewBox="0 0 2114 471" draw:points="0,0 2114,0 2114,471 0,471">
          <text:p/>
        </draw:polygon>
        <draw:polygon draw:style-name="gr12" draw:text-style-name="P1" draw:layer="layout" svg:width="2.113cm" svg:height="0.47cm" svg:x="23.16cm" svg:y="10.511cm" svg:viewBox="0 0 2114 471" draw:points="0,471 2114,471 2114,0 0,0">
          <text:p/>
        </draw:polygon>
        <draw:path draw:style-name="gr8" draw:text-style-name="P4" draw:layer="layout" svg:width="0.232cm" svg:height="0.233cm" svg:x="23.279cm" svg:y="10.629cm" svg:viewBox="0 0 233 234" svg:d="M233 115c0-64-50-115-118-115-64 0-115 51-115 115 0 68 51 119 115 119 68 0 118-51 118-119z">
          <text:p/>
        </draw:path>
        <draw:path draw:style-name="gr12" draw:text-style-name="P1" draw:layer="layout" svg:width="0.232cm" svg:height="0.233cm" svg:x="23.279cm" svg:y="10.629cm" svg:viewBox="0 0 233 234" svg:d="M233 115c0-64-50-115-118-115-64 0-115 51-115 115 0 68 51 119 115 119 68 0 118-51 118-119z">
          <text:p/>
        </draw:path>
        <draw:path draw:style-name="gr8" draw:text-style-name="P4" draw:layer="layout" svg:width="0.233cm" svg:height="0.233cm" svg:x="24.921cm" svg:y="10.629cm" svg:viewBox="0 0 234 234" svg:d="M234 115c0-64-51-115-119-115-63 0-115 51-115 115 0 68 52 119 115 119 68 0 119-51 119-119z">
          <text:p/>
        </draw:path>
        <draw:path draw:style-name="gr12" draw:text-style-name="P1" draw:layer="layout" svg:width="0.233cm" svg:height="0.233cm" svg:x="24.921cm" svg:y="10.629cm" svg:viewBox="0 0 234 234" svg:d="M234 115c0-64-51-115-119-115-63 0-115 51-115 115 0 68 52 119 115 119 68 0 119-51 119-119z">
          <text:p/>
        </draw:path>
        <draw:line draw:style-name="gr12" draw:text-style-name="P1" draw:layer="layout" svg:x1="23.511cm" svg:y1="10.744cm" svg:x2="24.921cm" svg:y2="10.744cm">
          <text:p/>
        </draw:line>
        <draw:polygon draw:style-name="gr8" draw:text-style-name="P4" draw:layer="layout" svg:width="0.165cm" svg:height="0.355cm" svg:x="24.134cm" svg:y="10.566cm" svg:viewBox="0 0 166 356" draw:points="0,0 166,0 166,356 0,356">
          <text:p/>
        </draw:polygon>
        <draw:frame draw:style-name="gr13" draw:text-style-name="P9" draw:layer="layout" svg:width="0.295cm" svg:height="0.332cm" svg:x="24.13cm" svg:y="10.095cm">
          <draw:text-box>
            <text:p text:style-name="P5"><text:span text:style-name="T3">7</text:span></text:p>
          </draw:text-box>
        </draw:frame>
        <draw:polygon draw:style-name="gr8" draw:text-style-name="P4" draw:layer="layout" svg:width="2.113cm" svg:height="0.465cm" svg:x="23.16cm" svg:y="10.981cm" svg:viewBox="0 0 2114 466" draw:points="0,0 2114,0 2114,466 0,466">
          <text:p/>
        </draw:polygon>
        <draw:polygon draw:style-name="gr12" draw:text-style-name="P1" draw:layer="layout" svg:width="2.113cm" svg:height="0.465cm" svg:x="23.16cm" svg:y="10.981cm" svg:viewBox="0 0 2114 466" draw:points="0,466 2114,466 2114,0 0,0">
          <text:p/>
        </draw:polygon>
        <draw:path draw:style-name="gr8" draw:text-style-name="P4" draw:layer="layout" svg:width="0.232cm" svg:height="0.237cm" svg:x="23.279cm" svg:y="11.095cm" svg:viewBox="0 0 233 238" svg:d="M233 119c0-64-50-119-118-119-64 0-115 55-115 119s51 119 115 119c68 0 118-55 118-119z">
          <text:p/>
        </draw:path>
        <draw:path draw:style-name="gr12" draw:text-style-name="P1" draw:layer="layout" svg:width="0.232cm" svg:height="0.237cm" svg:x="23.279cm" svg:y="11.095cm" svg:viewBox="0 0 233 238" svg:d="M233 119c0-64-50-119-118-119-64 0-115 55-115 119s51 119 115 119c68 0 118-55 118-119z">
          <text:p/>
        </draw:path>
        <draw:path draw:style-name="gr8" draw:text-style-name="P4" draw:layer="layout" svg:width="0.233cm" svg:height="0.237cm" svg:x="24.921cm" svg:y="11.095cm" svg:viewBox="0 0 234 238" svg:d="M234 119c0-64-51-119-119-119-63 0-115 55-115 119s52 119 115 119c68 0 119-55 119-119z">
          <text:p/>
        </draw:path>
        <draw:path draw:style-name="gr12" draw:text-style-name="P1" draw:layer="layout" svg:width="0.233cm" svg:height="0.237cm" svg:x="24.921cm" svg:y="11.095cm" svg:viewBox="0 0 234 238" svg:d="M234 119c0-64-51-119-119-119-63 0-115 55-115 119s52 119 115 119c68 0 119-55 119-119z">
          <text:p/>
        </draw:path>
        <draw:line draw:style-name="gr12" draw:text-style-name="P1" draw:layer="layout" svg:x1="23.511cm" svg:y1="11.214cm" svg:x2="24.921cm" svg:y2="11.214cm">
          <text:p/>
        </draw:line>
        <draw:polygon draw:style-name="gr8" draw:text-style-name="P4" draw:layer="layout" svg:width="0.165cm" svg:height="0.355cm" svg:x="24.134cm" svg:y="11.036cm" svg:viewBox="0 0 166 356" draw:points="0,0 166,0 166,356 0,356">
          <text:p/>
        </draw:polygon>
        <draw:frame draw:style-name="gr13" draw:text-style-name="P9" draw:layer="layout" svg:width="0.295cm" svg:height="0.332cm" svg:x="24.13cm" svg:y="10.565cm">
          <draw:text-box>
            <text:p text:style-name="P5"><text:span text:style-name="T3">6</text:span></text:p>
          </draw:text-box>
        </draw:frame>
        <draw:polygon draw:style-name="gr8" draw:text-style-name="P4" draw:layer="layout" svg:width="2.113cm" svg:height="0.47cm" svg:x="23.16cm" svg:y="11.446cm" svg:viewBox="0 0 2114 471" draw:points="0,0 2114,0 2114,471 0,471">
          <text:p/>
        </draw:polygon>
        <draw:polygon draw:style-name="gr12" draw:text-style-name="P1" draw:layer="layout" svg:width="2.113cm" svg:height="0.47cm" svg:x="23.16cm" svg:y="11.446cm" svg:viewBox="0 0 2114 471" draw:points="0,471 2114,471 2114,0 0,0">
          <text:p/>
        </draw:polygon>
        <draw:path draw:style-name="gr8" draw:text-style-name="P4" draw:layer="layout" svg:width="0.232cm" svg:height="0.237cm" svg:x="23.279cm" svg:y="11.565cm" svg:viewBox="0 0 233 238" svg:d="M233 118c0-63-50-118-118-118-64 0-115 55-115 118 0 65 51 120 115 120 68 0 118-55 118-120z">
          <text:p/>
        </draw:path>
        <draw:path draw:style-name="gr12" draw:text-style-name="P1" draw:layer="layout" svg:width="0.232cm" svg:height="0.237cm" svg:x="23.279cm" svg:y="11.565cm" svg:viewBox="0 0 233 238" svg:d="M233 118c0-63-50-118-118-118-64 0-115 55-115 118 0 65 51 120 115 120 68 0 118-55 118-120z">
          <text:p/>
        </draw:path>
        <draw:path draw:style-name="gr8" draw:text-style-name="P4" draw:layer="layout" svg:width="0.233cm" svg:height="0.237cm" svg:x="24.921cm" svg:y="11.565cm" svg:viewBox="0 0 234 238" svg:d="M234 118c0-63-51-118-119-118-63 0-115 55-115 118 0 65 52 120 115 120 68 0 119-55 119-120z">
          <text:p/>
        </draw:path>
        <draw:path draw:style-name="gr12" draw:text-style-name="P1" draw:layer="layout" svg:width="0.233cm" svg:height="0.237cm" svg:x="24.921cm" svg:y="11.565cm" svg:viewBox="0 0 234 238" svg:d="M234 118c0-63-51-118-119-118-63 0-115 55-115 118 0 65 52 120 115 120 68 0 119-55 119-120z">
          <text:p/>
        </draw:path>
        <draw:line draw:style-name="gr12" draw:text-style-name="P1" draw:layer="layout" svg:x1="23.511cm" svg:y1="11.683cm" svg:x2="24.921cm" svg:y2="11.683cm">
          <text:p/>
        </draw:line>
        <draw:polygon draw:style-name="gr8" draw:text-style-name="P4" draw:layer="layout" svg:width="0.165cm" svg:height="0.355cm" svg:x="24.134cm" svg:y="11.506cm" svg:viewBox="0 0 166 356" draw:points="0,0 166,0 166,356 0,356">
          <text:p/>
        </draw:polygon>
        <draw:frame draw:style-name="gr13" draw:text-style-name="P9" draw:layer="layout" svg:width="0.295cm" svg:height="0.332cm" svg:x="24.13cm" svg:y="11.035cm">
          <draw:text-box>
            <text:p text:style-name="P5"><text:span text:style-name="T3">5</text:span></text:p>
          </draw:text-box>
        </draw:frame>
        <draw:polygon draw:style-name="gr8" draw:text-style-name="P4" draw:layer="layout" svg:width="2.113cm" svg:height="0.47cm" svg:x="23.16cm" svg:y="11.916cm" svg:viewBox="0 0 2114 471" draw:points="0,0 2114,0 2114,471 0,471">
          <text:p/>
        </draw:polygon>
        <draw:polygon draw:style-name="gr12" draw:text-style-name="P1" draw:layer="layout" svg:width="2.113cm" svg:height="0.47cm" svg:x="23.16cm" svg:y="11.916cm" svg:viewBox="0 0 2114 471" draw:points="0,471 2114,471 2114,0 0,0">
          <text:p/>
        </draw:polygon>
        <draw:path draw:style-name="gr8" draw:text-style-name="P4" draw:layer="layout" svg:width="0.232cm" svg:height="0.233cm" svg:x="23.279cm" svg:y="12.035cm" svg:viewBox="0 0 233 234" svg:d="M233 118c0-67-50-118-118-118-64 0-115 51-115 118 0 65 51 116 115 116 68 0 118-51 118-116z">
          <text:p/>
        </draw:path>
        <draw:path draw:style-name="gr12" draw:text-style-name="P1" draw:layer="layout" svg:width="0.232cm" svg:height="0.233cm" svg:x="23.279cm" svg:y="12.035cm" svg:viewBox="0 0 233 234" svg:d="M233 118c0-67-50-118-118-118-64 0-115 51-115 118 0 65 51 116 115 116 68 0 118-51 118-116z">
          <text:p/>
        </draw:path>
        <draw:path draw:style-name="gr8" draw:text-style-name="P4" draw:layer="layout" svg:width="0.233cm" svg:height="0.233cm" svg:x="24.921cm" svg:y="12.035cm" svg:viewBox="0 0 234 234" svg:d="M234 118c0-67-51-118-119-118-63 0-115 51-115 118 0 65 52 116 115 116 68 0 119-51 119-116z">
          <text:p/>
        </draw:path>
        <draw:path draw:style-name="gr12" draw:text-style-name="P1" draw:layer="layout" svg:width="0.233cm" svg:height="0.233cm" svg:x="24.921cm" svg:y="12.035cm" svg:viewBox="0 0 234 234" svg:d="M234 118c0-67-51-118-119-118-63 0-115 51-115 118 0 65 52 116 115 116 68 0 119-51 119-116z">
          <text:p/>
        </draw:path>
        <draw:line draw:style-name="gr12" draw:text-style-name="P1" draw:layer="layout" svg:x1="23.511cm" svg:y1="12.153cm" svg:x2="24.921cm" svg:y2="12.153cm">
          <text:p/>
        </draw:line>
        <draw:polygon draw:style-name="gr8" draw:text-style-name="P4" draw:layer="layout" svg:width="0.165cm" svg:height="0.355cm" svg:x="24.134cm" svg:y="11.976cm" svg:viewBox="0 0 166 356" draw:points="0,0 166,0 166,356 0,356">
          <text:p/>
        </draw:polygon>
        <draw:frame draw:style-name="gr13" draw:text-style-name="P9" draw:layer="layout" svg:width="0.295cm" svg:height="0.332cm" svg:x="24.13cm" svg:y="11.505cm">
          <draw:text-box>
            <text:p text:style-name="P5"><text:span text:style-name="T3">4</text:span></text:p>
          </draw:text-box>
        </draw:frame>
        <draw:polygon draw:style-name="gr8" draw:text-style-name="P4" draw:layer="layout" svg:width="2.113cm" svg:height="0.47cm" svg:x="23.16cm" svg:y="12.386cm" svg:viewBox="0 0 2114 471" draw:points="0,0 2114,0 2114,471 0,471">
          <text:p/>
        </draw:polygon>
        <draw:polygon draw:style-name="gr12" draw:text-style-name="P1" draw:layer="layout" svg:width="2.113cm" svg:height="0.47cm" svg:x="23.16cm" svg:y="12.386cm" svg:viewBox="0 0 2114 471" draw:points="0,471 2114,471 2114,0 0,0">
          <text:p/>
        </draw:polygon>
        <draw:path draw:style-name="gr8" draw:text-style-name="P4" draw:layer="layout" svg:width="0.232cm" svg:height="0.233cm" svg:x="23.279cm" svg:y="12.505cm" svg:viewBox="0 0 233 234" svg:d="M233 118c0-67-50-118-118-118-64 0-115 51-115 118 0 65 51 116 115 116 68 0 118-51 118-116z">
          <text:p/>
        </draw:path>
        <draw:path draw:style-name="gr12" draw:text-style-name="P1" draw:layer="layout" svg:width="0.232cm" svg:height="0.233cm" svg:x="23.279cm" svg:y="12.505cm" svg:viewBox="0 0 233 234" svg:d="M233 118c0-67-50-118-118-118-64 0-115 51-115 118 0 65 51 116 115 116 68 0 118-51 118-116z">
          <text:p/>
        </draw:path>
        <draw:path draw:style-name="gr8" draw:text-style-name="P4" draw:layer="layout" svg:width="0.233cm" svg:height="0.233cm" svg:x="24.921cm" svg:y="12.505cm" svg:viewBox="0 0 234 234" svg:d="M234 118c0-67-51-118-119-118-63 0-115 51-115 118 0 65 52 116 115 116 68 0 119-51 119-116z">
          <text:p/>
        </draw:path>
        <draw:path draw:style-name="gr12" draw:text-style-name="P1" draw:layer="layout" svg:width="0.233cm" svg:height="0.233cm" svg:x="24.921cm" svg:y="12.505cm" svg:viewBox="0 0 234 234" svg:d="M234 118c0-67-51-118-119-118-63 0-115 51-115 118 0 65 52 116 115 116 68 0 119-51 119-116z">
          <text:p/>
        </draw:path>
        <draw:line draw:style-name="gr12" draw:text-style-name="P1" draw:layer="layout" svg:x1="23.511cm" svg:y1="12.623cm" svg:x2="24.921cm" svg:y2="12.623cm">
          <text:p/>
        </draw:line>
        <draw:polygon draw:style-name="gr8" draw:text-style-name="P4" draw:layer="layout" svg:width="0.165cm" svg:height="0.36cm" svg:x="24.134cm" svg:y="12.441cm" svg:viewBox="0 0 166 361" draw:points="0,0 166,0 166,361 0,361">
          <text:p/>
        </draw:polygon>
        <draw:frame draw:style-name="gr13" draw:text-style-name="P9" draw:layer="layout" svg:width="0.295cm" svg:height="0.332cm" svg:x="24.13cm" svg:y="11.97cm">
          <draw:text-box>
            <text:p text:style-name="P5"><text:span text:style-name="T3">3</text:span></text:p>
          </draw:text-box>
        </draw:frame>
        <draw:polygon draw:style-name="gr8" draw:text-style-name="P4" draw:layer="layout" svg:width="2.113cm" svg:height="0.47cm" svg:x="23.16cm" svg:y="12.856cm" svg:viewBox="0 0 2114 471" draw:points="0,0 2114,0 2114,471 0,471">
          <text:p/>
        </draw:polygon>
        <draw:polygon draw:style-name="gr12" draw:text-style-name="P1" draw:layer="layout" svg:width="2.113cm" svg:height="0.47cm" svg:x="23.16cm" svg:y="12.856cm" svg:viewBox="0 0 2114 471" draw:points="0,471 2114,471 2114,0 0,0">
          <text:p/>
        </draw:polygon>
        <draw:path draw:style-name="gr8" draw:text-style-name="P4" draw:layer="layout" svg:width="0.232cm" svg:height="0.232cm" svg:x="23.279cm" svg:y="12.975cm" svg:viewBox="0 0 233 233" svg:d="M233 114c0-64-50-114-118-114-64 0-115 50-115 114 0 69 51 119 115 119 68 0 118-50 118-119z">
          <text:p/>
        </draw:path>
        <draw:path draw:style-name="gr12" draw:text-style-name="P1" draw:layer="layout" svg:width="0.232cm" svg:height="0.232cm" svg:x="23.279cm" svg:y="12.975cm" svg:viewBox="0 0 233 233" svg:d="M233 114c0-64-50-114-118-114-64 0-115 50-115 114 0 69 51 119 115 119 68 0 118-50 118-119z">
          <text:p/>
        </draw:path>
        <draw:path draw:style-name="gr8" draw:text-style-name="P4" draw:layer="layout" svg:width="0.233cm" svg:height="0.232cm" svg:x="24.921cm" svg:y="12.975cm" svg:viewBox="0 0 234 233" svg:d="M234 114c0-64-51-114-119-114-63 0-115 50-115 114 0 69 52 119 115 119 68 0 119-50 119-119z">
          <text:p/>
        </draw:path>
        <draw:path draw:style-name="gr12" draw:text-style-name="P1" draw:layer="layout" svg:width="0.233cm" svg:height="0.232cm" svg:x="24.921cm" svg:y="12.975cm" svg:viewBox="0 0 234 233" svg:d="M234 114c0-64-51-114-119-114-63 0-115 50-115 114 0 69 52 119 115 119 68 0 119-50 119-119z">
          <text:p/>
        </draw:path>
        <draw:line draw:style-name="gr12" draw:text-style-name="P1" draw:layer="layout" svg:x1="23.511cm" svg:y1="13.089cm" svg:x2="24.921cm" svg:y2="13.089cm">
          <text:p/>
        </draw:line>
        <draw:polygon draw:style-name="gr8" draw:text-style-name="P4" draw:layer="layout" svg:width="0.165cm" svg:height="0.36cm" svg:x="24.134cm" svg:y="12.911cm" svg:viewBox="0 0 166 361" draw:points="0,0 166,0 166,361 0,361">
          <text:p/>
        </draw:polygon>
        <draw:frame draw:style-name="gr13" draw:text-style-name="P9" draw:layer="layout" svg:width="0.295cm" svg:height="0.332cm" svg:x="24.13cm" svg:y="12.44cm">
          <draw:text-box>
            <text:p text:style-name="P5"><text:span text:style-name="T3">2</text:span></text:p>
          </draw:text-box>
        </draw:frame>
        <draw:polygon draw:style-name="gr12" draw:text-style-name="P1" draw:layer="layout" svg:width="2.113cm" svg:height="0.47cm" svg:x="23.16cm" svg:y="3.471cm" svg:viewBox="0 0 2114 471" draw:points="0,471 2114,471 2114,0 0,0">
          <text:p/>
        </draw:polygon>
        <draw:path draw:style-name="gr8" draw:text-style-name="P4" draw:layer="layout" svg:width="0.232cm" svg:height="0.233cm" svg:x="23.279cm" svg:y="3.589cm" svg:viewBox="0 0 233 234" svg:d="M233 120c0-68-50-120-118-120-64 0-115 52-115 120 0 63 51 114 115 114 68 0 118-51 118-114z">
          <text:p/>
        </draw:path>
        <draw:path draw:style-name="gr12" draw:text-style-name="P1" draw:layer="layout" svg:width="0.232cm" svg:height="0.233cm" svg:x="23.279cm" svg:y="3.589cm" svg:viewBox="0 0 233 234" svg:d="M233 120c0-68-50-120-118-120-64 0-115 52-115 120 0 63 51 114 115 114 68 0 118-51 118-114z">
          <text:p/>
        </draw:path>
        <draw:path draw:style-name="gr8" draw:text-style-name="P4" draw:layer="layout" svg:width="0.233cm" svg:height="0.233cm" svg:x="24.921cm" svg:y="3.589cm" svg:viewBox="0 0 234 234" svg:d="M234 120c0-68-51-120-119-120-63 0-115 52-115 120 0 63 52 114 115 114 68 0 119-51 119-114z">
          <text:p/>
        </draw:path>
        <draw:path draw:style-name="gr12" draw:text-style-name="P1" draw:layer="layout" svg:width="0.233cm" svg:height="0.233cm" svg:x="24.921cm" svg:y="3.589cm" svg:viewBox="0 0 234 234" svg:d="M234 120c0-68-51-120-119-120-63 0-115 52-115 120 0 63 52 114 115 114 68 0 119-51 119-114z">
          <text:p/>
        </draw:path>
        <draw:line draw:style-name="gr12" draw:text-style-name="P1" draw:layer="layout" svg:x1="23.511cm" svg:y1="3.708cm" svg:x2="24.921cm" svg:y2="3.708cm">
          <text:p/>
        </draw:line>
        <draw:polygon draw:style-name="gr5" draw:text-style-name="P2" draw:layer="layout" svg:width="2.113cm" svg:height="0.233cm" svg:x="23.16cm" svg:y="13.326cm" svg:viewBox="0 0 2114 234" draw:points="0,0 2114,0 2114,234 0,234">
          <text:p/>
        </draw:polygon>
        <draw:polygon draw:style-name="gr6" draw:text-style-name="P1" draw:layer="layout" svg:width="2.113cm" svg:height="0.233cm" svg:x="23.16cm" svg:y="13.326cm" svg:viewBox="0 0 2114 234" draw:points="0,234 2114,234 2114,0 0,0">
          <text:p/>
        </draw:polygon>
        <draw:polygon draw:style-name="gr7" draw:text-style-name="P3" draw:layer="layout" svg:width="2.113cm" svg:height="0.237cm" svg:x="23.16cm" svg:y="13.559cm" svg:viewBox="0 0 2114 238" draw:points="0,0 2114,0 2114,238 0,238">
          <text:p/>
        </draw:polygon>
        <draw:polygon draw:style-name="gr12" draw:text-style-name="P1" draw:layer="layout" svg:width="2.113cm" svg:height="0.47cm" svg:x="23.16cm" svg:y="13.326cm" svg:viewBox="0 0 2114 471" draw:points="0,471 2114,471 2114,0 0,0">
          <text:p/>
        </draw:polygon>
        <draw:path draw:style-name="gr8" draw:text-style-name="P4" draw:layer="layout" svg:width="0.232cm" svg:height="0.232cm" svg:x="23.279cm" svg:y="13.445cm" svg:viewBox="0 0 233 233" svg:d="M233 114c0-64-50-114-118-114-64 0-115 50-115 114 0 69 51 119 115 119 68 0 118-50 118-119z">
          <text:p/>
        </draw:path>
        <draw:path draw:style-name="gr12" draw:text-style-name="P1" draw:layer="layout" svg:width="0.232cm" svg:height="0.232cm" svg:x="23.279cm" svg:y="13.445cm" svg:viewBox="0 0 233 233" svg:d="M233 114c0-64-50-114-118-114-64 0-115 50-115 114 0 69 51 119 115 119 68 0 118-50 118-119z">
          <text:p/>
        </draw:path>
        <draw:path draw:style-name="gr8" draw:text-style-name="P4" draw:layer="layout" svg:width="0.233cm" svg:height="0.232cm" svg:x="24.921cm" svg:y="13.445cm" svg:viewBox="0 0 234 233" svg:d="M234 114c0-64-51-114-119-114-63 0-115 50-115 114 0 69 52 119 115 119 68 0 119-50 119-119z">
          <text:p/>
        </draw:path>
        <draw:path draw:style-name="gr12" draw:text-style-name="P1" draw:layer="layout" svg:width="0.233cm" svg:height="0.232cm" svg:x="24.921cm" svg:y="13.445cm" svg:viewBox="0 0 234 233" svg:d="M234 114c0-64-51-114-119-114-63 0-115 50-115 114 0 69 52 119 115 119 68 0 119-50 119-119z">
          <text:p/>
        </draw:path>
        <draw:line draw:style-name="gr12" draw:text-style-name="P1" draw:layer="layout" svg:x1="23.511cm" svg:y1="13.559cm" svg:x2="24.921cm" svg:y2="13.559cm">
          <text:p/>
        </draw:line>
        <draw:polygon draw:style-name="gr5" draw:text-style-name="P2" draw:layer="layout" svg:width="2.113cm" svg:height="0.237cm" svg:x="23.16cm" svg:y="2.531cm" svg:viewBox="0 0 2114 238" draw:points="0,0 2114,0 2114,238 0,238">
          <text:p/>
        </draw:polygon>
        <draw:polygon draw:style-name="gr6" draw:text-style-name="P1" draw:layer="layout" svg:width="2.113cm" svg:height="0.237cm" svg:x="23.16cm" svg:y="2.531cm" svg:viewBox="0 0 2114 238" draw:points="0,238 2114,238 2114,0 0,0">
          <text:p/>
        </draw:polygon>
        <draw:polygon draw:style-name="gr7" draw:text-style-name="P3" draw:layer="layout" svg:width="2.113cm" svg:height="0.233cm" svg:x="23.16cm" svg:y="2.768cm" svg:viewBox="0 0 2114 234" draw:points="0,0 2114,0 2114,234 0,234">
          <text:p/>
        </draw:polygon>
        <draw:polygon draw:style-name="gr12" draw:text-style-name="P1" draw:layer="layout" svg:width="2.113cm" svg:height="0.47cm" svg:x="23.16cm" svg:y="2.531cm" svg:viewBox="0 0 2114 471" draw:points="0,471 2114,471 2114,0 0,0">
          <text:p/>
        </draw:polygon>
        <draw:path draw:style-name="gr8" draw:text-style-name="P4" draw:layer="layout" svg:width="0.232cm" svg:height="0.237cm" svg:x="23.279cm" svg:y="2.65cm" svg:viewBox="0 0 233 238" svg:d="M233 119c0-64-50-119-118-119-64 0-115 55-115 119s51 119 115 119c68 0 118-55 118-119z">
          <text:p/>
        </draw:path>
        <draw:path draw:style-name="gr12" draw:text-style-name="P1" draw:layer="layout" svg:width="0.232cm" svg:height="0.237cm" svg:x="23.279cm" svg:y="2.65cm" svg:viewBox="0 0 233 238" svg:d="M233 119c0-64-50-119-118-119-64 0-115 55-115 119s51 119 115 119c68 0 118-55 118-119z">
          <text:p/>
        </draw:path>
        <draw:path draw:style-name="gr8" draw:text-style-name="P4" draw:layer="layout" svg:width="0.233cm" svg:height="0.237cm" svg:x="24.921cm" svg:y="2.65cm" svg:viewBox="0 0 234 238" svg:d="M234 119c0-64-51-119-119-119-63 0-115 55-115 119s52 119 115 119c68 0 119-55 119-119z">
          <text:p/>
        </draw:path>
        <draw:path draw:style-name="gr12" draw:text-style-name="P1" draw:layer="layout" svg:width="0.233cm" svg:height="0.237cm" svg:x="24.921cm" svg:y="2.65cm" svg:viewBox="0 0 234 238" svg:d="M234 119c0-64-51-119-119-119-63 0-115 55-115 119s52 119 115 119c68 0 119-55 119-119z">
          <text:p/>
        </draw:path>
        <draw:line draw:style-name="gr12" draw:text-style-name="P1" draw:layer="layout" svg:x1="23.511cm" svg:y1="2.768cm" svg:x2="24.921cm" svg:y2="2.768cm">
          <text:p/>
        </draw:line>
        <draw:polygon draw:style-name="gr5" draw:text-style-name="P2" draw:layer="layout" svg:width="3.052cm" svg:height="0.351cm" svg:x="22.69cm" svg:y="14.266cm" svg:viewBox="0 0 3053 352" draw:points="0,0 3053,0 3053,352 0,352">
          <text:p/>
        </draw:polygon>
        <draw:polygon draw:style-name="gr6" draw:text-style-name="P1" draw:layer="layout" svg:width="3.052cm" svg:height="0.351cm" svg:x="22.69cm" svg:y="14.266cm" svg:viewBox="0 0 3053 352" draw:points="0,352 3053,352 3053,0 0,0">
          <text:p/>
        </draw:polygon>
        <draw:polygon draw:style-name="gr7" draw:text-style-name="P3" draw:layer="layout" svg:width="3.052cm" svg:height="0.352cm" svg:x="22.69cm" svg:y="14.617cm" svg:viewBox="0 0 3053 353" draw:points="0,0 3053,0 3053,353 0,353">
          <text:p/>
        </draw:polygon>
        <draw:polygon draw:style-name="gr12" draw:text-style-name="P1" draw:layer="layout" svg:width="3.052cm" svg:height="0.703cm" svg:x="22.69cm" svg:y="14.266cm" svg:viewBox="0 0 3053 704" draw:points="0,704 3053,704 3053,0 0,0">
          <text:p/>
        </draw:polygon>
        <draw:path draw:style-name="gr8" draw:text-style-name="P4" draw:layer="layout" svg:width="0.338cm" svg:height="0.352cm" svg:x="22.86cm" svg:y="14.439cm" svg:viewBox="0 0 339 353" svg:d="M339 179c0-98-77-179-170-179s-169 81-169 179 76 174 169 174 170-76 170-174z">
          <text:p/>
        </draw:path>
        <draw:path draw:style-name="gr12" draw:text-style-name="P1" draw:layer="layout" svg:width="0.338cm" svg:height="0.352cm" svg:x="22.86cm" svg:y="14.439cm" svg:viewBox="0 0 339 353" svg:d="M339 179c0-98-77-179-170-179s-169 81-169 179 76 174 169 174 170-76 170-174z">
          <text:p/>
        </draw:path>
        <draw:path draw:style-name="gr8" draw:text-style-name="P4" draw:layer="layout" svg:width="0.339cm" svg:height="0.352cm" svg:x="25.234cm" svg:y="14.439cm" svg:viewBox="0 0 340 353" svg:d="M340 179c0-98-77-179-170-179-98 0-170 81-170 179s72 174 170 174c93 0 170-76 170-174z">
          <text:p/>
        </draw:path>
        <draw:path draw:style-name="gr12" draw:text-style-name="P1" draw:layer="layout" svg:width="0.339cm" svg:height="0.352cm" svg:x="25.234cm" svg:y="14.439cm" svg:viewBox="0 0 340 353" svg:d="M340 179c0-98-77-179-170-179-98 0-170 81-170 179s72 174 170 174c93 0 170-76 170-174z">
          <text:p/>
        </draw:path>
        <draw:line draw:style-name="gr12" draw:text-style-name="P1" draw:layer="layout" svg:x1="23.198cm" svg:y1="14.617cm" svg:x2="25.234cm" svg:y2="14.617cm">
          <text:p/>
        </draw:line>
        <draw:frame draw:style-name="gr25" draw:text-style-name="P1" draw:layer="layout" svg:width="0.469cm" svg:height="0.841cm" svg:x="15.181cm" svg:y="14.499cm">
          <draw:image xlink:href="Pictures/100000000000001C00000032DE9E54F19326D661.jpg" xlink:type="simple" xlink:show="embed" xlink:actuate="onLoad" loext:mime-type="image/jpeg">
            <text:p/>
          </draw:image>
        </draw:frame>
        <draw:polyline draw:style-name="gr16" draw:text-style-name="P1" draw:layer="layout" svg:width="1.054cm" svg:height="2.113cm" svg:x="14.245cm" svg:y="12.386cm" svg:viewBox="0 0 1055 2114" draw:points="0,0 1055,0 1055,2114">
          <text:p/>
        </draw:polyline>
        <draw:polyline draw:style-name="gr12" draw:text-style-name="P1" draw:layer="layout" svg:width="1.291cm" svg:height="2.583cm" svg:x="14.245cm" svg:y="11.916cm" svg:viewBox="0 0 1292 2584" draw:points="0,0 1292,0 1292,2584">
          <text:p/>
        </draw:polyline>
        <draw:frame draw:style-name="gr13" draw:text-style-name="P9" draw:layer="layout" svg:width="0.295cm" svg:height="0.332cm" svg:x="24.13cm" svg:y="12.91cm">
          <draw:text-box>
            <text:p text:style-name="P5"><text:span text:style-name="T3">1</text:span></text:p>
          </draw:text-box>
        </draw:frame>
        <draw:polyline draw:style-name="gr2" draw:text-style-name="P1" draw:layer="layout" svg:width="0.589cm" svg:height="1.879cm" svg:x="22.69cm" svg:y="4.174cm" svg:viewBox="0 0 590 1880" draw:points="470,0 0,0 0,1880 590,1880">
          <text:p/>
        </draw:polyline>
        <draw:line draw:style-name="gr23" draw:text-style-name="P1" draw:layer="layout" svg:x1="15.252cm" svg:y1="2.743cm" svg:x2="15.252cm" svg:y2="3.047cm">
          <text:p/>
        </draw:line>
        <draw:polyline draw:style-name="gr12" draw:text-style-name="P1" draw:layer="layout" svg:width="8.915cm" svg:height="3.518cm" svg:x="14.245cm" svg:y="9.338cm" svg:viewBox="0 0 8916 3519" draw:points="0,0 2345,0 2345,3519 5397,3519 5397,2815 8916,2815">
          <text:p/>
        </draw:polyline>
        <draw:polyline draw:style-name="gr16" draw:text-style-name="P1" draw:layer="layout" svg:width="8.915cm" svg:height="3.281cm" svg:x="14.245cm" svg:y="9.808cm" svg:viewBox="0 0 8916 3282" draw:points="0,0 2112,0 2112,3282 5630,3282 5630,466 8916,466">
          <text:p/>
        </draw:polyline>
        <draw:polyline draw:style-name="gr12" draw:text-style-name="P1" draw:layer="layout" svg:width="8.915cm" svg:height="2.345cm" svg:x="14.245cm" svg:y="10.981cm" svg:viewBox="0 0 8916 2346" draw:points="0,0 1875,0 1875,2346 5867,2346 5867,2109 8916,2109">
          <text:p/>
        </draw:polyline>
        <draw:polyline draw:style-name="gr16" draw:text-style-name="P1" draw:layer="layout" svg:width="8.915cm" svg:height="2.113cm" svg:x="14.245cm" svg:y="11.446cm" svg:viewBox="0 0 8916 2114" draw:points="0,0 1642,0 1642,2114 6100,2114 6100,1178 8916,1178">
          <text:p/>
        </draw:polyline>
        <draw:polyline draw:style-name="gr12" draw:text-style-name="P1" draw:layer="layout" svg:width="12.2cm" svg:height="5.16cm" svg:x="10.96cm" svg:y="11.214cm" svg:viewBox="0 0 12201 5161" draw:points="0,1172 0,1642 2345,1642 2345,5161 9619,5161 9619,0 12201,0">
          <text:p/>
        </draw:polyline>
        <draw:polyline draw:style-name="gr16" draw:text-style-name="P1" draw:layer="layout" svg:width="12.67cm" svg:height="5.867cm" svg:x="10.49cm" svg:y="10.744cm" svg:viewBox="0 0 12671 5868" draw:points="0,1642 0,2345 2582,2345 2582,5868 10326,5868 10326,0 12671,0">
          <text:p/>
        </draw:polyline>
        <draw:frame draw:style-name="gr9" draw:text-style-name="P6" draw:layer="layout" svg:width="0.387cm" svg:height="0.225cm" svg:x="15.219cm" svg:y="15.433cm">
          <draw:text-box>
            <text:p text:style-name="P5"><text:span text:style-name="T1">LED</text:span></text:p>
          </draw:text-box>
        </draw:frame>
        <draw:frame draw:style-name="gr9" draw:text-style-name="P6" draw:layer="layout" svg:width="0.722cm" svg:height="0.225cm" svg:x="26.636cm" svg:y="12.613cm">
          <draw:text-box>
            <text:p text:style-name="P5"><text:span text:style-name="T1">Security</text:span></text:p>
          </draw:text-box>
        </draw:frame>
        <draw:frame draw:style-name="gr9" draw:text-style-name="P6" draw:layer="layout" svg:width="1.543cm" svg:height="0.225cm" svg:x="26.195cm" svg:y="12.854cm">
          <draw:text-box>
            <text:p text:style-name="P5"><text:span text:style-name="T1">Oven door switch</text:span></text:p>
          </draw:text-box>
        </draw:frame>
        <draw:frame draw:style-name="gr9" draw:text-style-name="P6" draw:layer="layout" svg:width="1.098cm" svg:height="0.225cm" svg:x="26.441cm" svg:y="11.677cm">
          <draw:text-box>
            <text:p text:style-name="P5"><text:span text:style-name="T1">Signal Lamp</text:span></text:p>
          </draw:text-box>
        </draw:frame>
        <draw:frame draw:style-name="gr9" draw:text-style-name="P6" draw:layer="layout" svg:width="1.01cm" svg:height="0.225cm" svg:x="26.487cm" svg:y="11.915cm">
          <draw:text-box>
            <text:p text:style-name="P5"><text:span text:style-name="T1">Oven is hot</text:span></text:p>
          </draw:text-box>
        </draw:frame>
        <draw:frame draw:style-name="gr9" draw:text-style-name="P6" draw:layer="layout" svg:width="0.963cm" svg:height="0.225cm" svg:x="26.521cm" svg:y="10.738cm">
          <draw:text-box>
            <text:p text:style-name="P5"><text:span text:style-name="T1">kWh meter</text:span></text:p>
          </draw:text-box>
        </draw:frame>
        <draw:frame draw:style-name="gr9" draw:text-style-name="P6" draw:layer="layout" svg:width="0.98cm" svg:height="0.225cm" svg:x="26.496cm" svg:y="10.975cm">
          <draw:text-box>
            <text:p text:style-name="P5"><text:span text:style-name="T1">Pulse input</text:span></text:p>
          </draw:text-box>
        </draw:frame>
        <draw:frame draw:style-name="gr9" draw:text-style-name="P6" draw:layer="layout" svg:width="0.353cm" svg:height="0.225cm" svg:x="26.022cm" svg:y="4.053cm">
          <draw:text-box>
            <text:p text:style-name="P5"><text:span text:style-name="T1">N in</text:span></text:p>
          </draw:text-box>
        </draw:frame>
        <draw:frame draw:style-name="gr9" draw:text-style-name="P6" draw:layer="layout" svg:width="0.43cm" svg:height="0.225cm" svg:x="25.975cm" svg:y="4.523cm">
          <draw:text-box>
            <text:p text:style-name="P5"><text:span text:style-name="T1">L1 in</text:span></text:p>
          </draw:text-box>
        </draw:frame>
        <draw:frame draw:style-name="gr9" draw:text-style-name="P6" draw:layer="layout" svg:width="0.43cm" svg:height="0.225cm" svg:x="25.975cm" svg:y="4.993cm">
          <draw:text-box>
            <text:p text:style-name="P5"><text:span text:style-name="T1">L2 in</text:span></text:p>
          </draw:text-box>
        </draw:frame>
        <draw:frame draw:style-name="gr9" draw:text-style-name="P6" draw:layer="layout" svg:width="0.43cm" svg:height="0.225cm" svg:x="25.975cm" svg:y="5.463cm">
          <draw:text-box>
            <text:p text:style-name="P5"><text:span text:style-name="T1">L3 in</text:span></text:p>
          </draw:text-box>
        </draw:frame>
        <draw:frame draw:style-name="gr9" draw:text-style-name="P6" draw:layer="layout" svg:width="0.476cm" svg:height="0.225cm" svg:x="25.954cm" svg:y="5.929cm">
          <draw:text-box>
            <text:p text:style-name="P5"><text:span text:style-name="T1">N out</text:span></text:p>
          </draw:text-box>
        </draw:frame>
        <draw:frame draw:style-name="gr9" draw:text-style-name="P6" draw:layer="layout" svg:width="0.552cm" svg:height="0.225cm" svg:x="25.912cm" svg:y="6.399cm">
          <draw:text-box>
            <text:p text:style-name="P5"><text:span text:style-name="T1">L1 out</text:span></text:p>
          </draw:text-box>
        </draw:frame>
        <draw:frame draw:style-name="gr9" draw:text-style-name="P6" draw:layer="layout" svg:width="0.552cm" svg:height="0.225cm" svg:x="25.912cm" svg:y="6.868cm">
          <draw:text-box>
            <text:p text:style-name="P5"><text:span text:style-name="T1">L2 out</text:span></text:p>
          </draw:text-box>
        </draw:frame>
        <draw:frame draw:style-name="gr9" draw:text-style-name="P6" draw:layer="layout" svg:width="0.552cm" svg:height="0.225cm" svg:x="25.912cm" svg:y="7.338cm">
          <draw:text-box>
            <text:p text:style-name="P5"><text:span text:style-name="T1">L3 out</text:span></text:p>
          </draw:text-box>
        </draw:frame>
        <draw:frame draw:style-name="gr9" draw:text-style-name="P6" draw:layer="layout" svg:width="0.684cm" svg:height="0.225cm" svg:x="25.84cm" svg:y="3.583cm">
          <draw:text-box>
            <text:p text:style-name="P5"><text:span text:style-name="T1">Earth in</text:span></text:p>
          </draw:text-box>
        </draw:frame>
        <draw:polyline draw:style-name="gr6" draw:text-style-name="P1" draw:layer="layout" svg:width="0.233cm" svg:height="1.875cm" svg:x="26.915cm" svg:y="3.708cm" svg:viewBox="0 0 234 1876" draw:points="0,0 234,0 234,1876 0,1876">
          <text:p/>
        </draw:polyline>
        <draw:line draw:style-name="gr6" draw:text-style-name="P1" draw:layer="layout" svg:x1="27.148cm" svg:y1="4.643cm" svg:x2="27.385cm" svg:y2="4.643cm">
          <text:p/>
        </draw:line>
        <draw:frame draw:style-name="gr9" draw:text-style-name="P6" draw:layer="layout" svg:width="0.806cm" svg:height="0.225cm" svg:x="25.772cm" svg:y="2.648cm">
          <draw:text-box>
            <text:p text:style-name="P5"><text:span text:style-name="T1">Earth out</text:span></text:p>
          </draw:text-box>
        </draw:frame>
        <draw:frame draw:style-name="gr9" draw:text-style-name="P6" draw:layer="layout" svg:width="1.581cm" svg:height="0.225cm" draw:transform="rotate (1.5707963267949) translate (27.375cm 5.453cm)">
          <draw:text-box>
            <text:p text:style-name="P5"><text:span text:style-name="T1">To 400 V 3-phase</text:span></text:p>
          </draw:text-box>
        </draw:frame>
        <draw:polyline draw:style-name="gr6" draw:text-style-name="P1" draw:layer="layout" svg:width="0.237cm" svg:height="4.691cm" svg:x="25.505cm" svg:y="2.768cm" svg:viewBox="0 0 238 4692" draw:points="238,0 0,0 0,4692 238,4692">
          <text:p/>
        </draw:polyline>
        <draw:line draw:style-name="gr6" draw:text-style-name="P1" draw:layer="layout" svg:x1="25.505cm" svg:y1="6.989cm" svg:x2="25.742cm" svg:y2="6.989cm">
          <text:p/>
        </draw:line>
        <draw:line draw:style-name="gr6" draw:text-style-name="P1" draw:layer="layout" svg:x1="25.505cm" svg:y1="6.523cm" svg:x2="25.742cm" svg:y2="6.523cm">
          <text:p/>
        </draw:line>
        <draw:line draw:style-name="gr6" draw:text-style-name="P1" draw:layer="layout" svg:x1="25.505cm" svg:y1="6.053cm" svg:x2="25.742cm" svg:y2="6.053cm">
          <text:p/>
        </draw:line>
        <draw:line draw:style-name="gr6" draw:text-style-name="P1" draw:layer="layout" svg:x1="26.915cm" svg:y1="5.113cm" svg:x2="27.148cm" svg:y2="5.113cm">
          <text:p/>
        </draw:line>
        <draw:line draw:style-name="gr6" draw:text-style-name="P1" draw:layer="layout" svg:x1="26.915cm" svg:y1="4.643cm" svg:x2="27.148cm" svg:y2="4.643cm">
          <text:p/>
        </draw:line>
        <draw:line draw:style-name="gr6" draw:text-style-name="P1" draw:layer="layout" svg:x1="26.915cm" svg:y1="4.174cm" svg:x2="27.148cm" svg:y2="4.174cm">
          <text:p/>
        </draw:line>
        <draw:frame draw:style-name="gr9" draw:text-style-name="P6" draw:layer="layout" svg:width="0.921cm" svg:height="0.225cm" draw:transform="rotate (1.5707963267949) translate (27.616cm 5.144cm)">
          <draw:text-box>
            <text:p text:style-name="P5"><text:span text:style-name="T1">Wall outlet</text:span></text:p>
          </draw:text-box>
        </draw:frame>
        <draw:frame draw:style-name="gr9" draw:text-style-name="P6" draw:layer="layout" svg:width="1.581cm" svg:height="0.225cm" draw:transform="rotate (1.5707963267949) translate (27.375cm 7.565cm)">
          <draw:text-box>
            <text:p text:style-name="P5"><text:span text:style-name="T1">To 400 V 3-phase</text:span></text:p>
          </draw:text-box>
        </draw:frame>
        <draw:line draw:style-name="gr6" draw:text-style-name="P1" draw:layer="layout" svg:x1="26.915cm" svg:y1="9.901cm" svg:x2="26.868cm" svg:y2="9.901cm">
          <text:p/>
        </draw:line>
        <draw:frame draw:style-name="gr9" draw:text-style-name="P6" draw:layer="layout" svg:width="0.722cm" svg:height="0.225cm" draw:transform="rotate (1.5707963267949) translate (27.616cm 7.138cm)">
          <draw:text-box>
            <text:p text:style-name="P5"><text:span text:style-name="T1">To ove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9.7cm" fo:page-height="20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object-count="437"/>
    <meta:generator>LibreOffice/6.4.4.2$Linux_X86_64 LibreOffice_project/40$Build-2</meta:generator>
  </office:meta>
</office:document-meta>
</file>